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72.33mm" svg:x="192.9mm" svg:y="417.47mm">
            <loext:p draw:notify-on-update-of-ranges="Sheet1.E1:Sheet1.E2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99.62mm" svg:y="499.11mm">
            <loext:p draw:notify-on-update-of-ranges="Sheet1.G1:Sheet1.G2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IN([.A1]+[.B1])" office:value-type="float" office:value="0.841470984807896" calcext:value-type="float">
            <text:p>0,841470984807896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([.C1]+[.D1])/2" office:value-type="float" office:value="0.420735492403948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formula="of:=[.E1]*[.F1]" office:value-type="float" office:value="0.420735492403948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formula="of:=SIN([.A2]+[.B2])" office:value-type="float" office:value="0.891207360061435" calcext:value-type="float">
            <text:p>0,89120736006143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]+[.D2]" office:value-type="float" office:value="0.891207360061435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formula="of:=[.E2]*[.F2]" office:value-type="float" office:value="0.891207360061435" calcext:value-type="float">
            <text:p>0.89</text:p>
          </table:table-cell>
          <table:table-cell/>
          <table:table-cell office:value-type="string" calcext:value-type="string">
            <text:p>RND SCALE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table:formula="of:=SIN([.A3]+[.B3])" office:value-type="float" office:value="0.932039085967226" calcext:value-type="float">
            <text:p>0,93203908596722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3]+[.D3]" office:value-type="float" office:value="0.932039085967226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formula="of:=[.E3]*[.F3]" office:value-type="float" office:value="0.932039085967226" calcext:value-type="float">
            <text:p>0.9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formula="of:=SIN([.A4]+[.B4])" office:value-type="float" office:value="0.963558185417193" calcext:value-type="float">
            <text:p>0,96355818541719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4]+[.D4]" office:value-type="float" office:value="0.963558185417193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formula="of:=[.E4]*[.F4]" office:value-type="float" office:value="0.963558185417193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table:formula="of:=SIN([.A5]+[.B5])" office:value-type="float" office:value="0.98544972998846" calcext:value-type="float">
            <text:p>0,9854497299884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5]+[.D5]" office:value-type="float" office:value="0.98544972998846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E5]*[.F5]" office:value-type="float" office:value="0.98544972998846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SIN([.A6]+[.B6])" office:value-type="float" office:value="0.997494986604055" calcext:value-type="float">
            <text:p>0,99749498660405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6]+[.D6]" office:value-type="float" office:value="0.997494986604055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0.997494986604055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formula="of:=SIN([.A7]+[.B7])" office:value-type="float" office:value="0.999573603041505" calcext:value-type="float">
            <text:p>0,99957360304150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7]+[.D7]" office:value-type="float" office:value="0.999573603041505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0.999573603041505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formula="of:=SIN([.A8]+[.B8])" office:value-type="float" office:value="0.991664810452468" calcext:value-type="float">
            <text:p>0,99166481045246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8]+[.D8]" office:value-type="float" office:value="0.991664810452468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0.991664810452468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table:formula="of:=SIN([.A9]+[.B9])" office:value-type="float" office:value="0.973847630878195" calcext:value-type="float">
            <text:p>0,97384763087819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9]+[.D9]" office:value-type="float" office:value="0.97384763087819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E9]*[.F9]" office:value-type="float" office:value="0.973847630878195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table:formula="of:=SIN([.A10]+[.B10])" office:value-type="float" office:value="0.946300087687414" calcext:value-type="float">
            <text:p>0,94630008768741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0]+[.D10]" office:value-type="float" office:value="0.946300087687414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0.946300087687414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IN([.A11]+[.B11])" office:value-type="float" office:value="0.909297426825681" calcext:value-type="float">
            <text:p>0,90929742682568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1]+[.D11]" office:value-type="float" office:value="0.90929742682568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formula="of:=[.E11]*[.F11]" office:value-type="float" office:value="0.90929742682568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SIN([.A12]+[.B12])" office:value-type="float" office:value="0.863209366648873" calcext:value-type="float">
            <text:p>0,86320936664887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2]+[.D12]" office:value-type="float" office:value="0.863209366648873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formula="of:=[.E12]*[.F12]" office:value-type="float" office:value="0.863209366648873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table:formula="of:=SIN([.A13]+[.B13])" office:value-type="float" office:value="0.80849640381959" calcext:value-type="float">
            <text:p>0,8084964038195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3]+[.D13]" office:value-type="float" office:value="0.80849640381959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formula="of:=[.E13]*[.F13]" office:value-type="float" office:value="0.80849640381959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table:formula="of:=SIN([.A14]+[.B14])" office:value-type="float" office:value="0.745705212176719" calcext:value-type="float">
            <text:p>0,74570521217671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4]+[.D14]" office:value-type="float" office:value="0.745705212176719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E14]*[.F14]" office:value-type="float" office:value="0.745705212176719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formula="of:=SIN([.A15]+[.B15])" office:value-type="float" office:value="0.67546318055115" calcext:value-type="float">
            <text:p>0,6754631805511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5]+[.D15]" office:value-type="float" office:value="0.67546318055115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0.67546318055115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IN([.A16]+[.B16])" office:value-type="float" office:value="0.598472144103955" calcext:value-type="float">
            <text:p>0,59847214410395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6]+[.D16]" office:value-type="float" office:value="0.598472144103955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formula="of:=[.E16]*[.F16]" office:value-type="float" office:value="0.598472144103955" calcext:value-type="float">
            <text:p>0.60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formula="of:=SIN([.A17]+[.B17])" office:value-type="float" office:value="0.515501371821463" calcext:value-type="float">
            <text:p>0,51550137182146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7]+[.D17]" office:value-type="float" office:value="0.515501371821463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0.515501371821463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table:formula="of:=SIN([.A18]+[.B18])" office:value-type="float" office:value="0.427379880233828" calcext:value-type="float">
            <text:p>0,42737988023382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8]+[.D18]" office:value-type="float" office:value="0.427379880233828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formula="of:=[.E18]*[.F18]" office:value-type="float" office:value="0.427379880233828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formula="of:=SIN([.A19]+[.B19])" office:value-type="float" office:value="0.334988150155903" calcext:value-type="float">
            <text:p>0,33498815015590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9]+[.D19]" office:value-type="float" office:value="0.33498815015590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formula="of:=[.E19]*[.F19]" office:value-type="float" office:value="0.33498815015590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IN([.A20]+[.B20])" office:value-type="float" office:value="0.23924932921398" calcext:value-type="float">
            <text:p>0,2392493292139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0]+[.D20]" office:value-type="float" office:value="0.23924932921398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formula="of:=[.E20]*[.F20]" office:value-type="float" office:value="0.23924932921398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IN([.A21]+[.B21])" office:value-type="float" office:value="0.141120008059865" calcext:value-type="float">
            <text:p>0,14112000805986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1]+[.D21]" office:value-type="float" office:value="0.141120008059865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0.141120008059865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table:formula="of:=SIN([.A22]+[.B22])" office:value-type="float" office:value="0.0415806624332883" calcext:value-type="float">
            <text:p>0,04158066243328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2]+[.D22]" office:value-type="float" office:value="0.0415806624332883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formula="of:=[.E22]*[.F22]" office:value-type="float" office:value="0.0415806624332883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table:formula="of:=SIN([.A23]+[.B23])" office:value-type="float" office:value="-0.0583741434275823" calcext:value-type="float">
            <text:p>-0,05837414342758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3]+[.D23]" office:value-type="float" office:value="-0.0583741434275823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-0.0583741434275823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table:formula="of:=SIN([.A24]+[.B24])" office:value-type="float" office:value="-0.157745694143251" calcext:value-type="float">
            <text:p>-0,15774569414325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4]+[.D24]" office:value-type="float" office:value="-0.157745694143251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table:formula="of:=[.E24]*[.F24]" office:value-type="float" office:value="-0.157745694143251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table:formula="of:=SIN([.A25]+[.B25])" office:value-type="float" office:value="-0.255541102026834" calcext:value-type="float">
            <text:p>-0,25554110202683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5]+[.D25]" office:value-type="float" office:value="-0.255541102026834" calcext:value-type="float">
            <text:p>-0.26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-0.255541102026834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formula="of:=SIN([.A26]+[.B26])" office:value-type="float" office:value="-0.350783227689622" calcext:value-type="float">
            <text:p>-0,350783227689622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6]+[.D26]" office:value-type="float" office:value="-0.350783227689622" calcext:value-type="float">
            <text:p>-0.35</text:p>
          </table:table-cell>
          <table:table-cell office:value-type="float" office:value="1" calcext:value-type="float">
            <text:p>1</text:p>
          </table:table-cell>
          <table:table-cell table:formula="of:=[.E26]*[.F26]" office:value-type="float" office:value="-0.350783227689622" calcext:value-type="float">
            <text:p>-0.35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table:formula="of:=SIN([.A27]+[.B27])" office:value-type="float" office:value="-0.442520443294855" calcext:value-type="float">
            <text:p>-0,44252044329485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7]+[.D27]" office:value-type="float" office:value="-0.442520443294855" calcext:value-type="float">
            <text:p>-0.44</text:p>
          </table:table-cell>
          <table:table-cell office:value-type="float" office:value="1" calcext:value-type="float">
            <text:p>1</text:p>
          </table:table-cell>
          <table:table-cell table:formula="of:=[.E27]*[.F27]" office:value-type="float" office:value="-0.442520443294855" calcext:value-type="float">
            <text:p>-0.44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table:formula="of:=SIN([.A28]+[.B28])" office:value-type="float" office:value="-0.529836140908496" calcext:value-type="float">
            <text:p>-0,52983614090849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8]+[.D28]" office:value-type="float" office:value="-0.529836140908496" calcext:value-type="float">
            <text:p>-0.53</text:p>
          </table:table-cell>
          <table:table-cell office:value-type="float" office:value="1" calcext:value-type="float">
            <text:p>1</text:p>
          </table:table-cell>
          <table:table-cell table:formula="of:=[.E28]*[.F28]" office:value-type="float" office:value="-0.529836140908496" calcext:value-type="float">
            <text:p>-0.53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table:formula="of:=SIN([.A29]+[.B29])" office:value-type="float" office:value="-0.611857890942721" calcext:value-type="float">
            <text:p>-0,61185789094272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9]+[.D29]" office:value-type="float" office:value="-0.611857890942721" calcext:value-type="float">
            <text:p>-0.61</text:p>
          </table:table-cell>
          <table:table-cell office:value-type="float" office:value="1" calcext:value-type="float">
            <text:p>1</text:p>
          </table:table-cell>
          <table:table-cell table:formula="of:=[.E29]*[.F29]" office:value-type="float" office:value="-0.611857890942721" calcext:value-type="float">
            <text:p>-0.61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formula="of:=SIN([.A30]+[.B30])" office:value-type="float" office:value="-0.687766159183976" calcext:value-type="float">
            <text:p>-0,687766159183976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30]+[.D30]" office:value-type="float" office:value="-0.687766159183976" calcext:value-type="float">
            <text:p>-0.69</text:p>
          </table:table-cell>
          <table:table-cell office:value-type="float" office:value="1" calcext:value-type="float">
            <text:p>1</text:p>
          </table:table-cell>
          <table:table-cell table:formula="of:=[.E30]*[.F30]" office:value-type="float" office:value="-0.687766159183976" calcext:value-type="float">
            <text:p>-0.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IN([.A31]+[.B31])" office:value-type="float" office:value="-0.756802495307931" calcext:value-type="float">
            <text:p>-0,75680249530793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31]+[.D31]" office:value-type="float" office:value="-0.756802495307931" calcext:value-type="float">
            <text:p>-0.76</text:p>
          </table:table-cell>
          <table:table-cell office:value-type="float" office:value="1" calcext:value-type="float">
            <text:p>1</text:p>
          </table:table-cell>
          <table:table-cell table:formula="of:=[.E31]*[.F31]" office:value-type="float" office:value="-0.756802495307931" calcext:value-type="float">
            <text:p>-0.76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formula="of:=SIN([.A32]+[.B32])" office:value-type="float" office:value="-0.818277111064412" calcext:value-type="float">
            <text:p>-0,81827711106441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32]+[.D32]" office:value-type="float" office:value="-0.818277111064412" calcext:value-type="float">
            <text:p>-0.82</text:p>
          </table:table-cell>
          <table:table-cell office:value-type="float" office:value="1" calcext:value-type="float">
            <text:p>1</text:p>
          </table:table-cell>
          <table:table-cell table:formula="of:=[.E32]*[.F32]" office:value-type="float" office:value="-0.818277111064412" calcext:value-type="float">
            <text:p>-0.82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table:formula="of:=SIN([.A33]+[.B33])" office:value-type="float" office:value="-0.871575772413589" calcext:value-type="float">
            <text:p>-0,87157577241358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33]+[.D33]" office:value-type="float" office:value="-0.871575772413589" calcext:value-type="float">
            <text:p>-0.87</text:p>
          </table:table-cell>
          <table:table-cell office:value-type="float" office:value="1" calcext:value-type="float">
            <text:p>1</text:p>
          </table:table-cell>
          <table:table-cell table:formula="of:=[.E33]*[.F33]" office:value-type="float" office:value="-0.871575772413589" calcext:value-type="float">
            <text:p>-0.87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table:formula="of:=SIN([.A34]+[.B34])" office:value-type="float" office:value="-0.916165936749456" calcext:value-type="float">
            <text:p>-0,916165936749456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34]+[.D34]" office:value-type="float" office:value="-0.916165936749456" calcext:value-type="float">
            <text:p>-0.92</text:p>
          </table:table-cell>
          <table:table-cell office:value-type="float" office:value="1" calcext:value-type="float">
            <text:p>1</text:p>
          </table:table-cell>
          <table:table-cell table:formula="of:=[.E34]*[.F34]" office:value-type="float" office:value="-0.916165936749456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SIN([.A35]+[.B35])" office:value-type="float" office:value="-0.951602073889517" calcext:value-type="float">
            <text:p>-0,95160207388951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35]+[.D35]" office:value-type="float" office:value="-0.951602073889517" calcext:value-type="float">
            <text:p>-0.95</text:p>
          </table:table-cell>
          <table:table-cell office:value-type="float" office:value="1" calcext:value-type="float">
            <text:p>1</text:p>
          </table:table-cell>
          <table:table-cell table:formula="of:=[.E35]*[.F35]" office:value-type="float" office:value="-0.951602073889517" calcext:value-type="float">
            <text:p>-0.95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formula="of:=SIN([.A36]+[.B36])" office:value-type="float" office:value="-0.977530117665098" calcext:value-type="float">
            <text:p>-0,97753011766509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36]+[.D36]" office:value-type="float" office:value="-0.9775301176650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table:formula="of:=[.E36]*[.F36]" office:value-type="float" office:value="-0.977530117665098" calcext:value-type="float">
            <text:p>-0.98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table:formula="of:=SIN([.A37]+[.B37])" office:value-type="float" office:value="-0.993691003633465" calcext:value-type="float">
            <text:p>-0,99369100363346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37]+[.D37]" office:value-type="float" office:value="-0.993691003633465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table:formula="of:=[.E37]*[.F37]" office:value-type="float" office:value="-0.993691003633465" calcext:value-type="float">
            <text:p>-0.99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formula="of:=SIN([.A38]+[.B38])" office:value-type="float" office:value="-0.999923257564101" calcext:value-type="float">
            <text:p>-0,99992325756410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38]+[.D38]" office:value-type="float" office:value="-0.999923257564101" calcext:value-type="float">
            <text:p>-1.00</text:p>
          </table:table-cell>
          <table:table-cell office:value-type="float" office:value="1" calcext:value-type="float">
            <text:p>1</text:p>
          </table:table-cell>
          <table:table-cell table:formula="of:=[.E38]*[.F38]" office:value-type="float" office:value="-0.999923257564101" calcext:value-type="float">
            <text:p>-1.00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table:formula="of:=SIN([.A39]+[.B39])" office:value-type="float" office:value="-0.99616460883584" calcext:value-type="float">
            <text:p>-0,9961646088358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39]+[.D39]" office:value-type="float" office:value="-0.99616460883584" calcext:value-type="float">
            <text:p>-1.00</text:p>
          </table:table-cell>
          <table:table-cell office:value-type="float" office:value="1" calcext:value-type="float">
            <text:p>1</text:p>
          </table:table-cell>
          <table:table-cell table:formula="of:=[.E39]*[.F39]" office:value-type="float" office:value="-0.99616460883584" calcext:value-type="float">
            <text:p>-1.00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formula="of:=SIN([.A40]+[.B40])" office:value-type="float" office:value="-0.982452612624332" calcext:value-type="float">
            <text:p>-0,98245261262433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40]+[.D40]" office:value-type="float" office:value="-0.982452612624332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table:formula="of:=[.E40]*[.F40]" office:value-type="float" office:value="-0.982452612624332" calcext:value-type="float">
            <text:p>-0.9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IN([.A41]+[.B41])" office:value-type="float" office:value="-0.958924274663137" calcext:value-type="float">
            <text:p>-0,95892427466313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41]+[.D41]" office:value-type="float" office:value="-0.958924274663137" calcext:value-type="float">
            <text:p>-0.96</text:p>
          </table:table-cell>
          <table:table-cell office:value-type="float" office:value="1" calcext:value-type="float">
            <text:p>1</text:p>
          </table:table-cell>
          <table:table-cell table:formula="of:=[.E41]*[.F41]" office:value-type="float" office:value="-0.958924274663137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table:formula="of:=SIN([.A42]+[.B42])" office:value-type="float" office:value="-0.925814682327731" calcext:value-type="float">
            <text:p>-0,92581468232773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42]+[.D42]" office:value-type="float" office:value="-0.925814682327731" calcext:value-type="float">
            <text:p>-0.93</text:p>
          </table:table-cell>
          <table:table-cell office:value-type="float" office:value="1" calcext:value-type="float">
            <text:p>1</text:p>
          </table:table-cell>
          <table:table-cell table:formula="of:=[.E42]*[.F42]" office:value-type="float" office:value="-0.925814682327731" calcext:value-type="float">
            <text:p>-0.93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table:formula="of:=SIN([.A43]+[.B43])" office:value-type="float" office:value="-0.883454655720151" calcext:value-type="float">
            <text:p>-0,88345465572015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43]+[.D43]" office:value-type="float" office:value="-0.883454655720151" calcext:value-type="float">
            <text:p>-0.88</text:p>
          </table:table-cell>
          <table:table-cell office:value-type="float" office:value="1" calcext:value-type="float">
            <text:p>1</text:p>
          </table:table-cell>
          <table:table-cell table:formula="of:=[.E43]*[.F43]" office:value-type="float" office:value="-0.883454655720151" calcext:value-type="float">
            <text:p>-0.88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table:formula="of:=SIN([.A44]+[.B44])" office:value-type="float" office:value="-0.832267442223899" calcext:value-type="float">
            <text:p>-0,83226744222389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44]+[.D44]" office:value-type="float" office:value="-0.832267442223899" calcext:value-type="float">
            <text:p>-0.83</text:p>
          </table:table-cell>
          <table:table-cell office:value-type="float" office:value="1" calcext:value-type="float">
            <text:p>1</text:p>
          </table:table-cell>
          <table:table-cell table:formula="of:=[.E44]*[.F44]" office:value-type="float" office:value="-0.832267442223899" calcext:value-type="float">
            <text:p>-0.83</text:p>
          </table:table-cell>
          <table:table-cell table:number-columns-repeated="2"/>
        </table:table-row>
        <table:table-row table:style-name="ro1">
          <table:table-cell office:value-type="float" office:value="5.40000000000001" calcext:value-type="float">
            <text:p>5,40000000000001</text:p>
          </table:table-cell>
          <table:table-cell office:value-type="float" office:value="0" calcext:value-type="float">
            <text:p>0</text:p>
          </table:table-cell>
          <table:table-cell table:formula="of:=SIN([.A45]+[.B45])" office:value-type="float" office:value="-0.772764487555984" calcext:value-type="float">
            <text:p>-0,77276448755598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45]+[.D45]" office:value-type="float" office:value="-0.772764487555984" calcext:value-type="float">
            <text:p>-0.77</text:p>
          </table:table-cell>
          <table:table-cell office:value-type="float" office:value="1" calcext:value-type="float">
            <text:p>1</text:p>
          </table:table-cell>
          <table:table-cell table:formula="of:=[.E45]*[.F45]" office:value-type="float" office:value="-0.772764487555984" calcext:value-type="float">
            <text:p>-0.77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table:formula="of:=SIN([.A46]+[.B46])" office:value-type="float" office:value="-0.705540325570389" calcext:value-type="float">
            <text:p>-0,70554032557038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46]+[.D46]" office:value-type="float" office:value="-0.705540325570389" calcext:value-type="float">
            <text:p>-0.71</text:p>
          </table:table-cell>
          <table:table-cell office:value-type="float" office:value="1" calcext:value-type="float">
            <text:p>1</text:p>
          </table:table-cell>
          <table:table-cell table:formula="of:=[.E46]*[.F46]" office:value-type="float" office:value="-0.705540325570389" calcext:value-type="float">
            <text:p>-0.71</text:p>
          </table:table-cell>
          <table:table-cell table:number-columns-repeated="2"/>
        </table:table-row>
        <table:table-row table:style-name="ro1">
          <table:table-cell office:value-type="float" office:value="5.60000000000001" calcext:value-type="float">
            <text:p>5,60000000000001</text:p>
          </table:table-cell>
          <table:table-cell office:value-type="float" office:value="0" calcext:value-type="float">
            <text:p>0</text:p>
          </table:table-cell>
          <table:table-cell table:formula="of:=SIN([.A47]+[.B47])" office:value-type="float" office:value="-0.631266637872317" calcext:value-type="float">
            <text:p>-0,63126663787231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47]+[.D47]" office:value-type="float" office:value="-0.631266637872317" calcext:value-type="float">
            <text:p>-0.63</text:p>
          </table:table-cell>
          <table:table-cell office:value-type="float" office:value="1" calcext:value-type="float">
            <text:p>1</text:p>
          </table:table-cell>
          <table:table-cell table:formula="of:=[.E47]*[.F47]" office:value-type="float" office:value="-0.631266637872317" calcext:value-type="float">
            <text:p>-0.63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" calcext:value-type="float">
            <text:p>0</text:p>
          </table:table-cell>
          <table:table-cell table:formula="of:=SIN([.A48]+[.B48])" office:value-type="float" office:value="-0.550685542597634" calcext:value-type="float">
            <text:p>-0,550685542597634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48]+[.D48]" office:value-type="float" office:value="-0.550685542597634" calcext:value-type="float">
            <text:p>-0.55</text:p>
          </table:table-cell>
          <table:table-cell office:value-type="float" office:value="1" calcext:value-type="float">
            <text:p>1</text:p>
          </table:table-cell>
          <table:table-cell table:formula="of:=[.E48]*[.F48]" office:value-type="float" office:value="-0.550685542597634" calcext:value-type="float">
            <text:p>-0.55</text:p>
          </table:table-cell>
          <table:table-cell table:number-columns-repeated="2"/>
        </table:table-row>
        <table:table-row table:style-name="ro1">
          <table:table-cell office:value-type="float" office:value="5.80000000000001" calcext:value-type="float">
            <text:p>5,80000000000001</text:p>
          </table:table-cell>
          <table:table-cell office:value-type="float" office:value="0" calcext:value-type="float">
            <text:p>0</text:p>
          </table:table-cell>
          <table:table-cell table:formula="of:=SIN([.A49]+[.B49])" office:value-type="float" office:value="-0.464602179413753" calcext:value-type="float">
            <text:p>-0,46460217941375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49]+[.D49]" office:value-type="float" office:value="-0.464602179413753" calcext:value-type="float">
            <text:p>-0.46</text:p>
          </table:table-cell>
          <table:table-cell office:value-type="float" office:value="1" calcext:value-type="float">
            <text:p>1</text:p>
          </table:table-cell>
          <table:table-cell table:formula="of:=[.E49]*[.F49]" office:value-type="float" office:value="-0.464602179413753" calcext:value-type="float">
            <text:p>-0.46</text:p>
          </table:table-cell>
          <table:table-cell table:number-columns-repeated="2"/>
        </table:table-row>
        <table:table-row table:style-name="ro1">
          <table:table-cell office:value-type="float" office:value="5.90000000000001" calcext:value-type="float">
            <text:p>5,90000000000001</text:p>
          </table:table-cell>
          <table:table-cell office:value-type="float" office:value="0" calcext:value-type="float">
            <text:p>0</text:p>
          </table:table-cell>
          <table:table-cell table:formula="of:=SIN([.A50]+[.B50])" office:value-type="float" office:value="-0.373876664830232" calcext:value-type="float">
            <text:p>-0,373876664830232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50]+[.D50]" office:value-type="float" office:value="-0.373876664830232" calcext:value-type="float">
            <text:p>-0.37</text:p>
          </table:table-cell>
          <table:table-cell office:value-type="float" office:value="1" calcext:value-type="float">
            <text:p>1</text:p>
          </table:table-cell>
          <table:table-cell table:formula="of:=[.E50]*[.F50]" office:value-type="float" office:value="-0.373876664830232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float" office:value="6.00000000000001" calcext:value-type="float">
            <text:p>6,00000000000001</text:p>
          </table:table-cell>
          <table:table-cell office:value-type="float" office:value="0" calcext:value-type="float">
            <text:p>0</text:p>
          </table:table-cell>
          <table:table-cell table:formula="of:=SIN([.A51]+[.B51])" office:value-type="float" office:value="-0.279415498198921" calcext:value-type="float">
            <text:p>-0,27941549819892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51]+[.D51]" office:value-type="float" office:value="-0.279415498198921" calcext:value-type="float">
            <text:p>-0.28</text:p>
          </table:table-cell>
          <table:table-cell office:value-type="float" office:value="1" calcext:value-type="float">
            <text:p>1</text:p>
          </table:table-cell>
          <table:table-cell table:formula="of:=[.E51]*[.F51]" office:value-type="float" office:value="-0.279415498198921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6.10000000000001" calcext:value-type="float">
            <text:p>6,10000000000001</text:p>
          </table:table-cell>
          <table:table-cell office:value-type="float" office:value="0" calcext:value-type="float">
            <text:p>0</text:p>
          </table:table-cell>
          <table:table-cell table:formula="of:=SIN([.A52]+[.B52])" office:value-type="float" office:value="-0.182162504272091" calcext:value-type="float">
            <text:p>-0,18216250427209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52]+[.D52]" office:value-type="float" office:value="-0.182162504272091" calcext:value-type="float">
            <text:p>-0.18</text:p>
          </table:table-cell>
          <table:table-cell office:value-type="float" office:value="1" calcext:value-type="float">
            <text:p>1</text:p>
          </table:table-cell>
          <table:table-cell table:formula="of:=[.E52]*[.F52]" office:value-type="float" office:value="-0.182162504272091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float" office:value="6.20000000000001" calcext:value-type="float">
            <text:p>6,20000000000001</text:p>
          </table:table-cell>
          <table:table-cell office:value-type="float" office:value="0" calcext:value-type="float">
            <text:p>0</text:p>
          </table:table-cell>
          <table:table-cell table:formula="of:=SIN([.A53]+[.B53])" office:value-type="float" office:value="-0.0830894028174911" calcext:value-type="float">
            <text:p>-0,08308940281749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53]+[.D53]" office:value-type="float" office:value="-0.0830894028174911" calcext:value-type="float">
            <text:p>-0.08</text:p>
          </table:table-cell>
          <table:table-cell office:value-type="float" office:value="1" calcext:value-type="float">
            <text:p>1</text:p>
          </table:table-cell>
          <table:table-cell table:formula="of:=[.E53]*[.F53]" office:value-type="float" office:value="-0.0830894028174911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6.30000000000001" calcext:value-type="float">
            <text:p>6,30000000000001</text:p>
          </table:table-cell>
          <table:table-cell office:value-type="float" office:value="0" calcext:value-type="float">
            <text:p>0</text:p>
          </table:table-cell>
          <table:table-cell table:formula="of:=SIN([.A54]+[.B54])" office:value-type="float" office:value="0.016813900484355" calcext:value-type="float">
            <text:p>0,01681390048435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54]+[.D54]" office:value-type="float" office:value="0.016813900484355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E54]*[.F54]" office:value-type="float" office:value="0.016813900484355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6.40000000000001" calcext:value-type="float">
            <text:p>6,40000000000001</text:p>
          </table:table-cell>
          <table:table-cell office:value-type="float" office:value="0" calcext:value-type="float">
            <text:p>0</text:p>
          </table:table-cell>
          <table:table-cell table:formula="of:=SIN([.A55]+[.B55])" office:value-type="float" office:value="0.116549204850499" calcext:value-type="float">
            <text:p>0,11654920485049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55]+[.D55]" office:value-type="float" office:value="0.116549204850499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formula="of:=[.E55]*[.F55]" office:value-type="float" office:value="0.116549204850499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6.50000000000001" calcext:value-type="float">
            <text:p>6,50000000000001</text:p>
          </table:table-cell>
          <table:table-cell office:value-type="float" office:value="0" calcext:value-type="float">
            <text:p>0</text:p>
          </table:table-cell>
          <table:table-cell table:formula="of:=SIN([.A56]+[.B56])" office:value-type="float" office:value="0.215119988087821" calcext:value-type="float">
            <text:p>0,21511998808782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56]+[.D56]" office:value-type="float" office:value="0.215119988087821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formula="of:=[.E56]*[.F56]" office:value-type="float" office:value="0.215119988087821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6.60000000000001" calcext:value-type="float">
            <text:p>6,60000000000001</text:p>
          </table:table-cell>
          <table:table-cell office:value-type="float" office:value="0" calcext:value-type="float">
            <text:p>0</text:p>
          </table:table-cell>
          <table:table-cell table:formula="of:=SIN([.A57]+[.B57])" office:value-type="float" office:value="0.311541363513384" calcext:value-type="float">
            <text:p>0,31154136351338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57]+[.D57]" office:value-type="float" office:value="0.311541363513384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formula="of:=[.E57]*[.F57]" office:value-type="float" office:value="0.311541363513384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6.70000000000001" calcext:value-type="float">
            <text:p>6,70000000000001</text:p>
          </table:table-cell>
          <table:table-cell office:value-type="float" office:value="0" calcext:value-type="float">
            <text:p>0</text:p>
          </table:table-cell>
          <table:table-cell table:formula="of:=SIN([.A58]+[.B58])" office:value-type="float" office:value="0.404849920616603" calcext:value-type="float">
            <text:p>0,40484992061660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58]+[.D58]" office:value-type="float" office:value="0.404849920616603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table:formula="of:=[.E58]*[.F58]" office:value-type="float" office:value="0.404849920616603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float" office:value="6.80000000000001" calcext:value-type="float">
            <text:p>6,80000000000001</text:p>
          </table:table-cell>
          <table:table-cell office:value-type="float" office:value="0" calcext:value-type="float">
            <text:p>0</text:p>
          </table:table-cell>
          <table:table-cell table:formula="of:=SIN([.A59]+[.B59])" office:value-type="float" office:value="0.494113351138614" calcext:value-type="float">
            <text:p>0,494113351138614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59]+[.D59]" office:value-type="float" office:value="0.494113351138614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table:formula="of:=[.E59]*[.F59]" office:value-type="float" office:value="0.494113351138614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6.90000000000001" calcext:value-type="float">
            <text:p>6,90000000000001</text:p>
          </table:table-cell>
          <table:table-cell office:value-type="float" office:value="0" calcext:value-type="float">
            <text:p>0</text:p>
          </table:table-cell>
          <table:table-cell table:formula="of:=SIN([.A60]+[.B60])" office:value-type="float" office:value="0.578439764388205" calcext:value-type="float">
            <text:p>0,57843976438820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60]+[.D60]" office:value-type="float" office:value="0.578439764388205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[.E60]*[.F60]" office:value-type="float" office:value="0.578439764388205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float" office:value="7.00000000000001" calcext:value-type="float">
            <text:p>7,00000000000001</text:p>
          </table:table-cell>
          <table:table-cell office:value-type="float" office:value="0" calcext:value-type="float">
            <text:p>0</text:p>
          </table:table-cell>
          <table:table-cell table:formula="of:=SIN([.A61]+[.B61])" office:value-type="float" office:value="0.656986598718794" calcext:value-type="float">
            <text:p>0,656986598718794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61]+[.D61]" office:value-type="float" office:value="0.656986598718794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formula="of:=[.E61]*[.F61]" office:value-type="float" office:value="0.656986598718794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float" office:value="7.10000000000001" calcext:value-type="float">
            <text:p>7,10000000000001</text:p>
          </table:table-cell>
          <table:table-cell office:value-type="float" office:value="0" calcext:value-type="float">
            <text:p>0</text:p>
          </table:table-cell>
          <table:table-cell table:formula="of:=SIN([.A62]+[.B62])" office:value-type="float" office:value="0.72896904012588" calcext:value-type="float">
            <text:p>0,7289690401258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62]+[.D62]" office:value-type="float" office:value="0.72896904012588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formula="of:=[.E62]*[.F62]" office:value-type="float" office:value="0.72896904012588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7.20000000000001" calcext:value-type="float">
            <text:p>7,20000000000001</text:p>
          </table:table-cell>
          <table:table-cell office:value-type="float" office:value="0" calcext:value-type="float">
            <text:p>0</text:p>
          </table:table-cell>
          <table:table-cell table:formula="of:=SIN([.A63]+[.B63])" office:value-type="float" office:value="0.793667863849157" calcext:value-type="float">
            <text:p>0,79366786384915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63]+[.D63]" office:value-type="float" office:value="0.793667863849157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formula="of:=[.E63]*[.F63]" office:value-type="float" office:value="0.793667863849157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float" office:value="7.30000000000001" calcext:value-type="float">
            <text:p>7,30000000000001</text:p>
          </table:table-cell>
          <table:table-cell office:value-type="float" office:value="0" calcext:value-type="float">
            <text:p>0</text:p>
          </table:table-cell>
          <table:table-cell table:formula="of:=SIN([.A64]+[.B64])" office:value-type="float" office:value="0.850436620628568" calcext:value-type="float">
            <text:p>0,85043662062856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64]+[.D64]" office:value-type="float" office:value="0.850436620628568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E64]*[.F64]" office:value-type="float" office:value="0.850436620628568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7.40000000000001" calcext:value-type="float">
            <text:p>7,40000000000001</text:p>
          </table:table-cell>
          <table:table-cell office:value-type="float" office:value="0" calcext:value-type="float">
            <text:p>0</text:p>
          </table:table-cell>
          <table:table-cell table:formula="of:=SIN([.A65]+[.B65])" office:value-type="float" office:value="0.89870809581163" calcext:value-type="float">
            <text:p>0,8987080958116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65]+[.D65]" office:value-type="float" office:value="0.89870809581163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formula="of:=[.E65]*[.F65]" office:value-type="float" office:value="0.89870809581163" calcext:value-type="float">
            <text:p>0.90</text:p>
          </table:table-cell>
          <table:table-cell table:number-columns-repeated="2"/>
        </table:table-row>
        <table:table-row table:style-name="ro1">
          <table:table-cell office:value-type="float" office:value="7.50000000000001" calcext:value-type="float">
            <text:p>7,50000000000001</text:p>
          </table:table-cell>
          <table:table-cell office:value-type="float" office:value="0" calcext:value-type="float">
            <text:p>0</text:p>
          </table:table-cell>
          <table:table-cell table:formula="of:=SIN([.A66]+[.B66])" office:value-type="float" office:value="0.937999976774741" calcext:value-type="float">
            <text:p>0,93799997677474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66]+[.D66]" office:value-type="float" office:value="0.937999976774741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formula="of:=[.E66]*[.F66]" office:value-type="float" office:value="0.937999976774741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7.60000000000001" calcext:value-type="float">
            <text:p>7,60000000000001</text:p>
          </table:table-cell>
          <table:table-cell office:value-type="float" office:value="0" calcext:value-type="float">
            <text:p>0</text:p>
          </table:table-cell>
          <table:table-cell table:formula="of:=SIN([.A67]+[.B67])" office:value-type="float" office:value="0.967919672031488" calcext:value-type="float">
            <text:p>0,96791967203148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67]+[.D67]" office:value-type="float" office:value="0.967919672031488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E67]*[.F67]" office:value-type="float" office:value="0.967919672031488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7.70000000000001" calcext:value-type="float">
            <text:p>7,70000000000001</text:p>
          </table:table-cell>
          <table:table-cell office:value-type="float" office:value="0" calcext:value-type="float">
            <text:p>0</text:p>
          </table:table-cell>
          <table:table-cell table:formula="of:=SIN([.A68]+[.B68])" office:value-type="float" office:value="0.988168233877001" calcext:value-type="float">
            <text:p>0,98816823387700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68]+[.D68]" office:value-type="float" office:value="0.988168233877001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E68]*[.F68]" office:value-type="float" office:value="0.988168233877001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7.80000000000001" calcext:value-type="float">
            <text:p>7,80000000000001</text:p>
          </table:table-cell>
          <table:table-cell office:value-type="float" office:value="0" calcext:value-type="float">
            <text:p>0</text:p>
          </table:table-cell>
          <table:table-cell table:formula="of:=SIN([.A69]+[.B69])" office:value-type="float" office:value="0.998543345374605" calcext:value-type="float">
            <text:p>0,99854334537460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69]+[.D69]" office:value-type="float" office:value="0.998543345374605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[.E69]*[.F69]" office:value-type="float" office:value="0.998543345374605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7.90000000000001" calcext:value-type="float">
            <text:p>7,90000000000001</text:p>
          </table:table-cell>
          <table:table-cell office:value-type="float" office:value="0" calcext:value-type="float">
            <text:p>0</text:p>
          </table:table-cell>
          <table:table-cell table:formula="of:=SIN([.A70]+[.B70])" office:value-type="float" office:value="0.998941341839772" calcext:value-type="float">
            <text:p>0,99894134183977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70]+[.D70]" office:value-type="float" office:value="0.998941341839772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[.E70]*[.F70]" office:value-type="float" office:value="0.998941341839772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8.00000000000001" calcext:value-type="float">
            <text:p>8,00000000000001</text:p>
          </table:table-cell>
          <table:table-cell office:value-type="float" office:value="0" calcext:value-type="float">
            <text:p>0</text:p>
          </table:table-cell>
          <table:table-cell table:formula="of:=SIN([.A71]+[.B71])" office:value-type="float" office:value="0.989358246623381" calcext:value-type="float">
            <text:p>0,98935824662338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71]+[.D71]" office:value-type="float" office:value="0.989358246623381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E71]*[.F71]" office:value-type="float" office:value="0.989358246623381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8.10000000000001" calcext:value-type="float">
            <text:p>8,10000000000001</text:p>
          </table:table-cell>
          <table:table-cell office:value-type="float" office:value="0" calcext:value-type="float">
            <text:p>0</text:p>
          </table:table-cell>
          <table:table-cell table:formula="of:=SIN([.A72]+[.B72])" office:value-type="float" office:value="0.969889810845084" calcext:value-type="float">
            <text:p>0,969889810845084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72]+[.D72]" office:value-type="float" office:value="0.969889810845084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E72]*[.F72]" office:value-type="float" office:value="0.969889810845084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8.20000000000001" calcext:value-type="float">
            <text:p>8,20000000000001</text:p>
          </table:table-cell>
          <table:table-cell office:value-type="float" office:value="0" calcext:value-type="float">
            <text:p>0</text:p>
          </table:table-cell>
          <table:table-cell table:formula="of:=SIN([.A73]+[.B73])" office:value-type="float" office:value="0.940730556679771" calcext:value-type="float">
            <text:p>0,94073055667977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73]+[.D73]" office:value-type="float" office:value="0.940730556679771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formula="of:=[.E73]*[.F73]" office:value-type="float" office:value="0.940730556679771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8.30000000000001" calcext:value-type="float">
            <text:p>8,30000000000001</text:p>
          </table:table-cell>
          <table:table-cell office:value-type="float" office:value="0" calcext:value-type="float">
            <text:p>0</text:p>
          </table:table-cell>
          <table:table-cell table:formula="of:=SIN([.A74]+[.B74])" office:value-type="float" office:value="0.90217183375629" calcext:value-type="float">
            <text:p>0,9021718337562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74]+[.D74]" office:value-type="float" office:value="0.9021718337562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formula="of:=[.E74]*[.F74]" office:value-type="float" office:value="0.90217183375629" calcext:value-type="float">
            <text:p>0.90</text:p>
          </table:table-cell>
          <table:table-cell table:number-columns-repeated="2"/>
        </table:table-row>
        <table:table-row table:style-name="ro1">
          <table:table-cell office:value-type="float" office:value="8.40000000000001" calcext:value-type="float">
            <text:p>8,40000000000001</text:p>
          </table:table-cell>
          <table:table-cell office:value-type="float" office:value="0" calcext:value-type="float">
            <text:p>0</text:p>
          </table:table-cell>
          <table:table-cell table:formula="of:=SIN([.A75]+[.B75])" office:value-type="float" office:value="0.854598908088277" calcext:value-type="float">
            <text:p>0,854598908088277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75]+[.D75]" office:value-type="float" office:value="0.854598908088277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E75]*[.F75]" office:value-type="float" office:value="0.854598908088277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8.50000000000001" calcext:value-type="float">
            <text:p>8,50000000000001</text:p>
          </table:table-cell>
          <table:table-cell office:value-type="float" office:value="0" calcext:value-type="float">
            <text:p>0</text:p>
          </table:table-cell>
          <table:table-cell table:formula="of:=SIN([.A76]+[.B76])" office:value-type="float" office:value="0.798487112623486" calcext:value-type="float">
            <text:p>0,79848711262348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76]+[.D76]" office:value-type="float" office:value="0.798487112623486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formula="of:=[.E76]*[.F76]" office:value-type="float" office:value="0.798487112623486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float" office:value="8.60000000000001" calcext:value-type="float">
            <text:p>8,60000000000001</text:p>
          </table:table-cell>
          <table:table-cell office:value-type="float" office:value="0" calcext:value-type="float">
            <text:p>0</text:p>
          </table:table-cell>
          <table:table-cell table:formula="of:=SIN([.A77]+[.B77])" office:value-type="float" office:value="0.734397097874107" calcext:value-type="float">
            <text:p>0,73439709787410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77]+[.D77]" office:value-type="float" office:value="0.734397097874107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formula="of:=[.E77]*[.F77]" office:value-type="float" office:value="0.734397097874107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8.70000000000001" calcext:value-type="float">
            <text:p>8,70000000000001</text:p>
          </table:table-cell>
          <table:table-cell office:value-type="float" office:value="0" calcext:value-type="float">
            <text:p>0</text:p>
          </table:table-cell>
          <table:table-cell table:formula="of:=SIN([.A78]+[.B78])" office:value-type="float" office:value="0.662969230082177" calcext:value-type="float">
            <text:p>0,66296923008217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78]+[.D78]" office:value-type="float" office:value="0.662969230082177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0.662969230082177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float" office:value="8.80000000000001" calcext:value-type="float">
            <text:p>8,80000000000001</text:p>
          </table:table-cell>
          <table:table-cell office:value-type="float" office:value="0" calcext:value-type="float">
            <text:p>0</text:p>
          </table:table-cell>
          <table:table-cell table:formula="of:=SIN([.A79]+[.B79])" office:value-type="float" office:value="0.584917192891756" calcext:value-type="float">
            <text:p>0,58491719289175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79]+[.D79]" office:value-type="float" office:value="0.584917192891756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[.E79]*[.F79]" office:value-type="float" office:value="0.584917192891756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float" office:value="8.90000000000001" calcext:value-type="float">
            <text:p>8,90000000000001</text:p>
          </table:table-cell>
          <table:table-cell office:value-type="float" office:value="0" calcext:value-type="float">
            <text:p>0</text:p>
          </table:table-cell>
          <table:table-cell table:formula="of:=SIN([.A80]+[.B80])" office:value-type="float" office:value="0.501020856457877" calcext:value-type="float">
            <text:p>0,50102085645787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80]+[.D80]" office:value-type="float" office:value="0.501020856457877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formula="of:=[.E80]*[.F80]" office:value-type="float" office:value="0.501020856457877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float" office:value="9.00000000000001" calcext:value-type="float">
            <text:p>9,00000000000001</text:p>
          </table:table-cell>
          <table:table-cell office:value-type="float" office:value="0" calcext:value-type="float">
            <text:p>0</text:p>
          </table:table-cell>
          <table:table-cell table:formula="of:=SIN([.A81]+[.B81])" office:value-type="float" office:value="0.412118485241748" calcext:value-type="float">
            <text:p>0,41211848524174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81]+[.D81]" office:value-type="float" office:value="0.412118485241748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table:formula="of:=[.E81]*[.F81]" office:value-type="float" office:value="0.412118485241748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9.10000000000001" calcext:value-type="float">
            <text:p>9,10000000000001</text:p>
          </table:table-cell>
          <table:table-cell office:value-type="float" office:value="0" calcext:value-type="float">
            <text:p>0</text:p>
          </table:table-cell>
          <table:table-cell table:formula="of:=SIN([.A82]+[.B82])" office:value-type="float" office:value="0.319098362349344" calcext:value-type="float">
            <text:p>0,319098362349344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82]+[.D82]" office:value-type="float" office:value="0.319098362349344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0.319098362349344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9.20000000000001" calcext:value-type="float">
            <text:p>9,20000000000001</text:p>
          </table:table-cell>
          <table:table-cell office:value-type="float" office:value="0" calcext:value-type="float">
            <text:p>0</text:p>
          </table:table-cell>
          <table:table-cell table:formula="of:=SIN([.A83]+[.B83])" office:value-type="float" office:value="0.222889914100239" calcext:value-type="float">
            <text:p>0,22288991410023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83]+[.D83]" office:value-type="float" office:value="0.222889914100239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formula="of:=[.E83]*[.F83]" office:value-type="float" office:value="0.222889914100239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9.30000000000001" calcext:value-type="float">
            <text:p>9,30000000000001</text:p>
          </table:table-cell>
          <table:table-cell office:value-type="float" office:value="0" calcext:value-type="float">
            <text:p>0</text:p>
          </table:table-cell>
          <table:table-cell table:formula="of:=SIN([.A84]+[.B84])" office:value-type="float" office:value="0.124454423507055" calcext:value-type="float">
            <text:p>0,12445442350705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84]+[.D84]" office:value-type="float" office:value="0.124454423507055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formula="of:=[.E84]*[.F84]" office:value-type="float" office:value="0.124454423507055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9.40000000000001" calcext:value-type="float">
            <text:p>9,40000000000001</text:p>
          </table:table-cell>
          <table:table-cell office:value-type="float" office:value="0" calcext:value-type="float">
            <text:p>0</text:p>
          </table:table-cell>
          <table:table-cell table:formula="of:=SIN([.A85]+[.B85])" office:value-type="float" office:value="0.0247754254533489" calcext:value-type="float">
            <text:p>0,02477542545334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85]+[.D85]" office:value-type="float" office:value="0.0247754254533489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E85]*[.F85]" office:value-type="float" office:value="0.0247754254533489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9.50000000000001" calcext:value-type="float">
            <text:p>9,50000000000001</text:p>
          </table:table-cell>
          <table:table-cell office:value-type="float" office:value="0" calcext:value-type="float">
            <text:p>0</text:p>
          </table:table-cell>
          <table:table-cell table:formula="of:=SIN([.A86]+[.B86])" office:value-type="float" office:value="-0.0751511204618182" calcext:value-type="float">
            <text:p>-0,07515112046181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86]+[.D86]" office:value-type="float" office:value="-0.0751511204618182" calcext:value-type="float">
            <text:p>-0.08</text:p>
          </table:table-cell>
          <table:table-cell office:value-type="float" office:value="1" calcext:value-type="float">
            <text:p>1</text:p>
          </table:table-cell>
          <table:table-cell table:formula="of:=[.E86]*[.F86]" office:value-type="float" office:value="-0.0751511204618182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9.60000000000001" calcext:value-type="float">
            <text:p>9,60000000000001</text:p>
          </table:table-cell>
          <table:table-cell office:value-type="float" office:value="0" calcext:value-type="float">
            <text:p>0</text:p>
          </table:table-cell>
          <table:table-cell table:formula="of:=SIN([.A87]+[.B87])" office:value-type="float" office:value="-0.174326781222988" calcext:value-type="float">
            <text:p>-0,17432678122298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87]+[.D87]" office:value-type="float" office:value="-0.174326781222988" calcext:value-type="float">
            <text:p>-0.17</text:p>
          </table:table-cell>
          <table:table-cell office:value-type="float" office:value="1" calcext:value-type="float">
            <text:p>1</text:p>
          </table:table-cell>
          <table:table-cell table:formula="of:=[.E87]*[.F87]" office:value-type="float" office:value="-0.174326781222988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float" office:value="9.70000000000001" calcext:value-type="float">
            <text:p>9,70000000000001</text:p>
          </table:table-cell>
          <table:table-cell office:value-type="float" office:value="0" calcext:value-type="float">
            <text:p>0</text:p>
          </table:table-cell>
          <table:table-cell table:formula="of:=SIN([.A88]+[.B88])" office:value-type="float" office:value="-0.271760626410951" calcext:value-type="float">
            <text:p>-0,27176062641095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88]+[.D88]" office:value-type="float" office:value="-0.271760626410951" calcext:value-type="float">
            <text:p>-0.27</text:p>
          </table:table-cell>
          <table:table-cell office:value-type="float" office:value="1" calcext:value-type="float">
            <text:p>1</text:p>
          </table:table-cell>
          <table:table-cell table:formula="of:=[.E88]*[.F88]" office:value-type="float" office:value="-0.271760626410951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float" office:value="9.80000000000001" calcext:value-type="float">
            <text:p>9,80000000000001</text:p>
          </table:table-cell>
          <table:table-cell office:value-type="float" office:value="0" calcext:value-type="float">
            <text:p>0</text:p>
          </table:table-cell>
          <table:table-cell table:formula="of:=SIN([.A89]+[.B89])" office:value-type="float" office:value="-0.366479129251937" calcext:value-type="float">
            <text:p>-0,36647912925193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89]+[.D89]" office:value-type="float" office:value="-0.366479129251937" calcext:value-type="float">
            <text:p>-0.37</text:p>
          </table:table-cell>
          <table:table-cell office:value-type="float" office:value="1" calcext:value-type="float">
            <text:p>1</text:p>
          </table:table-cell>
          <table:table-cell table:formula="of:=[.E89]*[.F89]" office:value-type="float" office:value="-0.366479129251937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float" office:value="9.90000000000001" calcext:value-type="float">
            <text:p>9,90000000000001</text:p>
          </table:table-cell>
          <table:table-cell office:value-type="float" office:value="0" calcext:value-type="float">
            <text:p>0</text:p>
          </table:table-cell>
          <table:table-cell table:formula="of:=SIN([.A90]+[.B90])" office:value-type="float" office:value="-0.457535893775329" calcext:value-type="float">
            <text:p>-0,45753589377532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90]+[.D90]" office:value-type="float" office:value="-0.457535893775329" calcext:value-type="float">
            <text:p>-0.46</text:p>
          </table:table-cell>
          <table:table-cell office:value-type="float" office:value="1" calcext:value-type="float">
            <text:p>1</text:p>
          </table:table-cell>
          <table:table-cell table:formula="of:=[.E90]*[.F90]" office:value-type="float" office:value="-0.457535893775329" calcext:value-type="float">
            <text:p>-0.4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IN([.A91]+[.B91])" office:value-type="float" office:value="-0.544021110889377" calcext:value-type="float">
            <text:p>-0,54402111088937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91]+[.D91]" office:value-type="float" office:value="-0.544021110889377" calcext:value-type="float">
            <text:p>-0.54</text:p>
          </table:table-cell>
          <table:table-cell office:value-type="float" office:value="1" calcext:value-type="float">
            <text:p>1</text:p>
          </table:table-cell>
          <table:table-cell table:formula="of:=[.E91]*[.F91]" office:value-type="float" office:value="-0.544021110889377" calcext:value-type="float">
            <text:p>-0.54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formula="of:=SIN([.A92]+[.B92])" office:value-type="float" office:value="-0.625070648892889" calcext:value-type="float">
            <text:p>-0,62507064889288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92]+[.D92]" office:value-type="float" office:value="-0.625070648892889" calcext:value-type="float">
            <text:p>-0.63</text:p>
          </table:table-cell>
          <table:table-cell office:value-type="float" office:value="1" calcext:value-type="float">
            <text:p>1</text:p>
          </table:table-cell>
          <table:table-cell table:formula="of:=[.E92]*[.F92]" office:value-type="float" office:value="-0.625070648892889" calcext:value-type="float">
            <text:p>-0.63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formula="of:=SIN([.A93]+[.B93])" office:value-type="float" office:value="-0.69987468759355" calcext:value-type="float">
            <text:p>-0,6998746875935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93]+[.D93]" office:value-type="float" office:value="-0.69987468759355" calcext:value-type="float">
            <text:p>-0.70</text:p>
          </table:table-cell>
          <table:table-cell office:value-type="float" office:value="1" calcext:value-type="float">
            <text:p>1</text:p>
          </table:table-cell>
          <table:table-cell table:formula="of:=[.E93]*[.F93]" office:value-type="float" office:value="-0.69987468759355" calcext:value-type="float">
            <text:p>-0.70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 table:formula="of:=SIN([.A94]+[.B94])" office:value-type="float" office:value="-0.767685809763588" calcext:value-type="float">
            <text:p>-0,76768580976358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94]+[.D94]" office:value-type="float" office:value="-0.767685809763588" calcext:value-type="float">
            <text:p>-0.77</text:p>
          </table:table-cell>
          <table:table-cell office:value-type="float" office:value="1" calcext:value-type="float">
            <text:p>1</text:p>
          </table:table-cell>
          <table:table-cell table:formula="of:=[.E94]*[.F94]" office:value-type="float" office:value="-0.767685809763588" calcext:value-type="float">
            <text:p>-0.77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table:formula="of:=SIN([.A95]+[.B95])" office:value-type="float" office:value="-0.827826469085659" calcext:value-type="float">
            <text:p>-0,82782646908565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95]+[.D95]" office:value-type="float" office:value="-0.827826469085659" calcext:value-type="float">
            <text:p>-0.83</text:p>
          </table:table-cell>
          <table:table-cell office:value-type="float" office:value="1" calcext:value-type="float">
            <text:p>1</text:p>
          </table:table-cell>
          <table:table-cell table:formula="of:=[.E95]*[.F95]" office:value-type="float" office:value="-0.827826469085659" calcext:value-type="float">
            <text:p>-0.83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formula="of:=SIN([.A96]+[.B96])" office:value-type="float" office:value="-0.879695759971674" calcext:value-type="float">
            <text:p>-0,879695759971674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96]+[.D96]" office:value-type="float" office:value="-0.879695759971674" calcext:value-type="float">
            <text:p>-0.88</text:p>
          </table:table-cell>
          <table:table-cell office:value-type="float" office:value="1" calcext:value-type="float">
            <text:p>1</text:p>
          </table:table-cell>
          <table:table-cell table:formula="of:=[.E96]*[.F96]" office:value-type="float" office:value="-0.879695759971674" calcext:value-type="float">
            <text:p>-0.88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formula="of:=SIN([.A97]+[.B97])" office:value-type="float" office:value="-0.922775421612811" calcext:value-type="float">
            <text:p>-0,92277542161281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97]+[.D97]" office:value-type="float" office:value="-0.922775421612811" calcext:value-type="float">
            <text:p>-0.92</text:p>
          </table:table-cell>
          <table:table-cell office:value-type="float" office:value="1" calcext:value-type="float">
            <text:p>1</text:p>
          </table:table-cell>
          <table:table-cell table:formula="of:=[.E97]*[.F97]" office:value-type="float" office:value="-0.922775421612811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table:formula="of:=SIN([.A98]+[.B98])" office:value-type="float" office:value="-0.956635016270191" calcext:value-type="float">
            <text:p>-0,95663501627019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98]+[.D98]" office:value-type="float" office:value="-0.956635016270191" calcext:value-type="float">
            <text:p>-0.96</text:p>
          </table:table-cell>
          <table:table-cell office:value-type="float" office:value="1" calcext:value-type="float">
            <text:p>1</text:p>
          </table:table-cell>
          <table:table-cell table:formula="of:=[.E98]*[.F98]" office:value-type="float" office:value="-0.956635016270191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formula="of:=SIN([.A99]+[.B99])" office:value-type="float" office:value="-0.980936230066493" calcext:value-type="float">
            <text:p>-0,98093623006649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99]+[.D99]" office:value-type="float" office:value="-0.980936230066493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table:formula="of:=[.E99]*[.F99]" office:value-type="float" office:value="-0.980936230066493" calcext:value-type="float">
            <text:p>-0.98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table:formula="of:=SIN([.A100]+[.B100])" office:value-type="float" office:value="-0.995436253306378" calcext:value-type="float">
            <text:p>-0,99543625330637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00]+[.D100]" office:value-type="float" office:value="-0.995436253306378" calcext:value-type="float">
            <text:p>-1.00</text:p>
          </table:table-cell>
          <table:table-cell office:value-type="float" office:value="1" calcext:value-type="float">
            <text:p>1</text:p>
          </table:table-cell>
          <table:table-cell table:formula="of:=[.E100]*[.F100]" office:value-type="float" office:value="-0.995436253306378" calcext:value-type="float">
            <text:p>-1.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IN([.A101]+[.B101])" office:value-type="float" office:value="-0.999990206550703" calcext:value-type="float">
            <text:p>-0,99999020655070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01]+[.D101]" office:value-type="float" office:value="-0.999990206550703" calcext:value-type="float">
            <text:p>-1.00</text:p>
          </table:table-cell>
          <table:table-cell office:value-type="float" office:value="1" calcext:value-type="float">
            <text:p>1</text:p>
          </table:table-cell>
          <table:table-cell table:formula="of:=[.E101]*[.F101]" office:value-type="float" office:value="-0.999990206550703" calcext:value-type="float">
            <text:p>-1.00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 table:formula="of:=SIN([.A102]+[.B102])" office:value-type="float" office:value="-0.994552588203988" calcext:value-type="float">
            <text:p>-0,99455258820398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02]+[.D102]" office:value-type="float" office:value="-0.994552588203988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table:formula="of:=[.E102]*[.F102]" office:value-type="float" office:value="-0.994552588203988" calcext:value-type="float">
            <text:p>-0.99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table:formula="of:=SIN([.A103]+[.B103])" office:value-type="float" office:value="-0.979177729151315" calcext:value-type="float">
            <text:p>-0,97917772915131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03]+[.D103]" office:value-type="float" office:value="-0.979177729151315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table:formula="of:=[.E103]*[.F103]" office:value-type="float" office:value="-0.979177729151315" calcext:value-type="float">
            <text:p>-0.98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table:formula="of:=SIN([.A104]+[.B104])" office:value-type="float" office:value="-0.954019249902086" calcext:value-type="float">
            <text:p>-0,95401924990208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04]+[.D104]" office:value-type="float" office:value="-0.954019249902086" calcext:value-type="float">
            <text:p>-0.95</text:p>
          </table:table-cell>
          <table:table-cell office:value-type="float" office:value="1" calcext:value-type="float">
            <text:p>1</text:p>
          </table:table-cell>
          <table:table-cell table:formula="of:=[.E104]*[.F104]" office:value-type="float" office:value="-0.954019249902086" calcext:value-type="float">
            <text:p>-0.95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table:formula="of:=SIN([.A105]+[.B105])" office:value-type="float" office:value="-0.919328525664671" calcext:value-type="float">
            <text:p>-0,91932852566467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05]+[.D105]" office:value-type="float" office:value="-0.919328525664671" calcext:value-type="float">
            <text:p>-0.92</text:p>
          </table:table-cell>
          <table:table-cell office:value-type="float" office:value="1" calcext:value-type="float">
            <text:p>1</text:p>
          </table:table-cell>
          <table:table-cell table:formula="of:=[.E105]*[.F105]" office:value-type="float" office:value="-0.919328525664671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table:formula="of:=SIN([.A106]+[.B106])" office:value-type="float" office:value="-0.875452174688423" calcext:value-type="float">
            <text:p>-0,87545217468842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06]+[.D106]" office:value-type="float" office:value="-0.875452174688423" calcext:value-type="float">
            <text:p>-0.88</text:p>
          </table:table-cell>
          <table:table-cell office:value-type="float" office:value="1" calcext:value-type="float">
            <text:p>1</text:p>
          </table:table-cell>
          <table:table-cell table:formula="of:=[.E106]*[.F106]" office:value-type="float" office:value="-0.875452174688423" calcext:value-type="float">
            <text:p>-0.88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table:formula="of:=SIN([.A107]+[.B107])" office:value-type="float" office:value="-0.822828594968703" calcext:value-type="float">
            <text:p>-0,82282859496870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07]+[.D107]" office:value-type="float" office:value="-0.822828594968703" calcext:value-type="float">
            <text:p>-0.82</text:p>
          </table:table-cell>
          <table:table-cell office:value-type="float" office:value="1" calcext:value-type="float">
            <text:p>1</text:p>
          </table:table-cell>
          <table:table-cell table:formula="of:=[.E107]*[.F107]" office:value-type="float" office:value="-0.822828594968703" calcext:value-type="float">
            <text:p>-0.82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table:formula="of:=SIN([.A108]+[.B108])" office:value-type="float" office:value="-0.761983583919025" calcext:value-type="float">
            <text:p>-0,76198358391902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08]+[.D108]" office:value-type="float" office:value="-0.761983583919025" calcext:value-type="float">
            <text:p>-0.76</text:p>
          </table:table-cell>
          <table:table-cell office:value-type="float" office:value="1" calcext:value-type="float">
            <text:p>1</text:p>
          </table:table-cell>
          <table:table-cell table:formula="of:=[.E108]*[.F108]" office:value-type="float" office:value="-0.761983583919025" calcext:value-type="float">
            <text:p>-0.76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  <table:table-cell table:formula="of:=SIN([.A109]+[.B109])" office:value-type="float" office:value="-0.693525084777115" calcext:value-type="float">
            <text:p>-0,69352508477711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09]+[.D109]" office:value-type="float" office:value="-0.693525084777115" calcext:value-type="float">
            <text:p>-0.69</text:p>
          </table:table-cell>
          <table:table-cell office:value-type="float" office:value="1" calcext:value-type="float">
            <text:p>1</text:p>
          </table:table-cell>
          <table:table-cell table:formula="of:=[.E109]*[.F109]" office:value-type="float" office:value="-0.693525084777115" calcext:value-type="float">
            <text:p>-0.69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table:formula="of:=SIN([.A110]+[.B110])" office:value-type="float" office:value="-0.618137112237025" calcext:value-type="float">
            <text:p>-0,61813711223702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10]+[.D110]" office:value-type="float" office:value="-0.618137112237025" calcext:value-type="float">
            <text:p>-0.62</text:p>
          </table:table-cell>
          <table:table-cell office:value-type="float" office:value="1" calcext:value-type="float">
            <text:p>1</text:p>
          </table:table-cell>
          <table:table-cell table:formula="of:=[.E110]*[.F110]" office:value-type="float" office:value="-0.618137112237025" calcext:value-type="float">
            <text:p>-0.6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IN([.A111]+[.B111])" office:value-type="float" office:value="-0.536572918000426" calcext:value-type="float">
            <text:p>-0,53657291800042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11]+[.D111]" office:value-type="float" office:value="-0.536572918000426" calcext:value-type="float">
            <text:p>-0.54</text:p>
          </table:table-cell>
          <table:table-cell office:value-type="float" office:value="1" calcext:value-type="float">
            <text:p>1</text:p>
          </table:table-cell>
          <table:table-cell table:formula="of:=[.E111]*[.F111]" office:value-type="float" office:value="-0.536572918000426" calcext:value-type="float">
            <text:p>-0.54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table:formula="of:=SIN([.A112]+[.B112])" office:value-type="float" office:value="-0.44964746453459" calcext:value-type="float">
            <text:p>-0,4496474645345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12]+[.D112]" office:value-type="float" office:value="-0.44964746453459" calcext:value-type="float">
            <text:p>-0.45</text:p>
          </table:table-cell>
          <table:table-cell office:value-type="float" office:value="1" calcext:value-type="float">
            <text:p>1</text:p>
          </table:table-cell>
          <table:table-cell table:formula="of:=[.E112]*[.F112]" office:value-type="float" office:value="-0.44964746453459" calcext:value-type="float">
            <text:p>-0.45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table:formula="of:=SIN([.A113]+[.B113])" office:value-type="float" office:value="-0.358229282236817" calcext:value-type="float">
            <text:p>-0,35822928223681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13]+[.D113]" office:value-type="float" office:value="-0.358229282236817" calcext:value-type="float">
            <text:p>-0.36</text:p>
          </table:table-cell>
          <table:table-cell office:value-type="float" office:value="1" calcext:value-type="float">
            <text:p>1</text:p>
          </table:table-cell>
          <table:table-cell table:formula="of:=[.E113]*[.F113]" office:value-type="float" office:value="-0.358229282236817" calcext:value-type="float">
            <text:p>-0.36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" calcext:value-type="float">
            <text:p>0</text:p>
          </table:table-cell>
          <table:table-cell table:formula="of:=SIN([.A114]+[.B114])" office:value-type="float" office:value="-0.263231791365791" calcext:value-type="float">
            <text:p>-0,26323179136579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14]+[.D114]" office:value-type="float" office:value="-0.263231791365791" calcext:value-type="float">
            <text:p>-0.26</text:p>
          </table:table-cell>
          <table:table-cell office:value-type="float" office:value="1" calcext:value-type="float">
            <text:p>1</text:p>
          </table:table-cell>
          <table:table-cell table:formula="of:=[.E114]*[.F114]" office:value-type="float" office:value="-0.263231791365791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table:formula="of:=SIN([.A115]+[.B115])" office:value-type="float" office:value="-0.165604175448299" calcext:value-type="float">
            <text:p>-0,16560417544829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15]+[.D115]" office:value-type="float" office:value="-0.165604175448299" calcext:value-type="float">
            <text:p>-0.17</text:p>
          </table:table-cell>
          <table:table-cell office:value-type="float" office:value="1" calcext:value-type="float">
            <text:p>1</text:p>
          </table:table-cell>
          <table:table-cell table:formula="of:=[.E115]*[.F115]" office:value-type="float" office:value="-0.165604175448299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table:formula="of:=SIN([.A116]+[.B116])" office:value-type="float" office:value="-0.0663218973511883" calcext:value-type="float">
            <text:p>-0,06632189735118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16]+[.D116]" office:value-type="float" office:value="-0.0663218973511883" calcext:value-type="float">
            <text:p>-0.07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-0.132643794702377" calcext:value-type="float">
            <text:p>-0.13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  <table:table-cell table:formula="of:=SIN([.A117]+[.B117])" office:value-type="float" office:value="0.0336230472211491" calcext:value-type="float">
            <text:p>0,03362304722114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17]+[.D117]" office:value-type="float" office:value="0.0336230472211491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formula="of:=[.E117]*[.F117]" office:value-type="float" office:value="0.0672460944422982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  <table:table-cell table:formula="of:=SIN([.A118]+[.B118])" office:value-type="float" office:value="0.133232041419955" calcext:value-type="float">
            <text:p>0,13323204141995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18]+[.D118]" office:value-type="float" office:value="0.133232041419955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formula="of:=[.E118]*[.F118]" office:value-type="float" office:value="0.266464082839909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table:formula="of:=SIN([.A119]+[.B119])" office:value-type="float" office:value="0.231509825101549" calcext:value-type="float">
            <text:p>0,23150982510154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19]+[.D119]" office:value-type="float" office:value="0.231509825101549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table:formula="of:=[.E119]*[.F119]" office:value-type="float" office:value="0.463019650203099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formula="of:=SIN([.A120]+[.B120])" office:value-type="float" office:value="0.327474439137705" calcext:value-type="float">
            <text:p>0,32747443913770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20]+[.D120]" office:value-type="float" office:value="0.327474439137705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table:formula="of:=[.E120]*[.F120]" office:value-type="float" office:value="0.65494887827541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IN([.A121]+[.B121])" office:value-type="float" office:value="0.420167036826652" calcext:value-type="float">
            <text:p>0,42016703682665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21]+[.D121]" office:value-type="float" office:value="0.42016703682665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table:formula="of:=[.E121]*[.F121]" office:value-type="float" office:value="0.84033407365330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table:formula="of:=SIN([.A122]+[.B122])" office:value-type="float" office:value="0.508661464372384" calcext:value-type="float">
            <text:p>0,50866146437238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22]+[.D122]" office:value-type="float" office:value="0.508661464372384" calcext:value-type="float">
            <text:p>0.51</text:p>
          </table:table-cell>
          <table:table-cell office:value-type="float" office:value="2" calcext:value-type="float">
            <text:p>2</text:p>
          </table:table-cell>
          <table:table-cell table:formula="of:=[.E122]*[.F122]" office:value-type="float" office:value="1.01732292874477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  <table:table-cell table:formula="of:=SIN([.A123]+[.B123])" office:value-type="float" office:value="0.592073514707233" calcext:value-type="float">
            <text:p>0,59207351470723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23]+[.D123]" office:value-type="float" office:value="0.592073514707233" calcext:value-type="float">
            <text:p>0.59</text:p>
          </table:table-cell>
          <table:table-cell office:value-type="float" office:value="2" calcext:value-type="float">
            <text:p>2</text:p>
          </table:table-cell>
          <table:table-cell table:formula="of:=[.E123]*[.F123]" office:value-type="float" office:value="1.18414702941447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formula="of:=SIN([.A124]+[.B124])" office:value-type="float" office:value="0.669569762196612" calcext:value-type="float">
            <text:p>0,669569762196612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24]+[.D124]" office:value-type="float" office:value="0.669569762196612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table:formula="of:=[.E124]*[.F124]" office:value-type="float" office:value="1.33913952439322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table:formula="of:=SIN([.A125]+[.B125])" office:value-type="float" office:value="0.740375889952457" calcext:value-type="float">
            <text:p>0,74037588995245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25]+[.D125]" office:value-type="float" office:value="0.740375889952457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table:formula="of:=[.E125]*[.F125]" office:value-type="float" office:value="1.48075177990491" calcext:value-type="float">
            <text:p>1.48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table:formula="of:=SIN([.A126]+[.B126])" office:value-type="float" office:value="0.803784426551628" calcext:value-type="float">
            <text:p>0,80378442655162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26]+[.D126]" office:value-type="float" office:value="0.80378442655162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table:formula="of:=[.E126]*[.F126]" office:value-type="float" office:value="1.60756885310326" calcext:value-type="float">
            <text:p>1.61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table:formula="of:=SIN([.A127]+[.B127])" office:value-type="float" office:value="0.859161814856502" calcext:value-type="float">
            <text:p>0,859161814856502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27]+[.D127]" office:value-type="float" office:value="0.859161814856502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formula="of:=[.E127]*[.F127]" office:value-type="float" office:value="1.718323629713" calcext:value-type="float">
            <text:p>1.72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table:formula="of:=SIN([.A128]+[.B128])" office:value-type="float" office:value="0.905954742308468" calcext:value-type="float">
            <text:p>0,90595474230846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28]+[.D128]" office:value-type="float" office:value="0.905954742308468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E128]*[.F128]" office:value-type="float" office:value="1.81190948461694" calcext:value-type="float">
            <text:p>1.81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table:formula="of:=SIN([.A129]+[.B129])" office:value-type="float" office:value="0.943695669444109" calcext:value-type="float">
            <text:p>0,94369566944410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29]+[.D129]" office:value-type="float" office:value="0.943695669444109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formula="of:=[.E129]*[.F129]" office:value-type="float" office:value="1.88739133888822" calcext:value-type="float">
            <text:p>1.89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SIN([.A130]+[.B130])" office:value-type="float" office:value="0.972007501394979" calcext:value-type="float">
            <text:p>0,97200750139497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30]+[.D130]" office:value-type="float" office:value="0.972007501394979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table:formula="of:=[.E130]*[.F130]" office:value-type="float" office:value="1.94401500278996" calcext:value-type="float">
            <text:p>1.9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IN([.A131]+[.B131])" office:value-type="float" office:value="0.990607355694872" calcext:value-type="float">
            <text:p>0,990607355694872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31]+[.D131]" office:value-type="float" office:value="0.990607355694872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table:formula="of:=[.E131]*[.F131]" office:value-type="float" office:value="1.98121471138974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table:formula="of:=SIN([.A132]+[.B132])" office:value-type="float" office:value="0.999309388747918" calcext:value-type="float">
            <text:p>0,99930938874791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32]+[.D132]" office:value-type="float" office:value="0.999309388747918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formula="of:=[.E132]*[.F132]" office:value-type="float" office:value="1.99861877749584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table:formula="of:=SIN([.A133]+[.B133])" office:value-type="float" office:value="0.998026652716361" calcext:value-type="float">
            <text:p>0,99802665271636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33]+[.D133]" office:value-type="float" office:value="0.99802665271636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formula="of:=[.E133]*[.F133]" office:value-type="float" office:value="1.99605330543272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table:formula="of:=SIN([.A134]+[.B134])" office:value-type="float" office:value="0.986771964274611" calcext:value-type="float">
            <text:p>0,98677196427461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34]+[.D134]" office:value-type="float" office:value="0.986771964274611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table:formula="of:=[.E134]*[.F134]" office:value-type="float" office:value="1.97354392854922" calcext:value-type="float">
            <text:p>1.97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  <table:table-cell table:formula="of:=SIN([.A135]+[.B135])" office:value-type="float" office:value="0.965657776549274" calcext:value-type="float">
            <text:p>0,96565777654927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35]+[.D135]" office:value-type="float" office:value="0.965657776549274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table:formula="of:=[.E135]*[.F135]" office:value-type="float" office:value="1.93131555309855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table:formula="of:=SIN([.A136]+[.B136])" office:value-type="float" office:value="0.934895055524678" calcext:value-type="float">
            <text:p>0,93489505552467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36]+[.D136]" office:value-type="float" office:value="0.934895055524678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E136]*[.F136]" office:value-type="float" office:value="1.86979011104936" calcext:value-type="float">
            <text:p>1.87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formula="of:=SIN([.A137]+[.B137])" office:value-type="float" office:value="0.894791172140498" calcext:value-type="float">
            <text:p>0,89479117214049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37]+[.D137]" office:value-type="float" office:value="0.89479117214049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E137]*[.F137]" office:value-type="float" office:value="1.789582344281" calcext:value-type="float">
            <text:p>1.79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0" calcext:value-type="float">
            <text:p>0</text:p>
          </table:table-cell>
          <table:table-cell table:formula="of:=SIN([.A138]+[.B138])" office:value-type="float" office:value="0.845746831142927" calcext:value-type="float">
            <text:p>0,845746831142927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38]+[.D138]" office:value-type="float" office:value="0.845746831142927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formula="of:=[.E138]*[.F138]" office:value-type="float" office:value="1.69149366228585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table:formula="of:=SIN([.A139]+[.B139])" office:value-type="float" office:value="0.788252067375308" calcext:value-type="float">
            <text:p>0,78825206737530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39]+[.D139]" office:value-type="float" office:value="0.788252067375308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formula="of:=[.E139]*[.F139]" office:value-type="float" office:value="1.57650413475062" calcext:value-type="float">
            <text:p>1.58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  <table:table-cell table:formula="of:=SIN([.A140]+[.B140])" office:value-type="float" office:value="0.722881349511966" calcext:value-type="float">
            <text:p>0,722881349511966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40]+[.D140]" office:value-type="float" office:value="0.722881349511966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E140]*[.F140]" office:value-type="float" office:value="1.44576269902393" calcext:value-type="float">
            <text:p>1.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IN([.A141]+[.B141])" office:value-type="float" office:value="0.650287840157106" calcext:value-type="float">
            <text:p>0,65028784015710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41]+[.D141]" office:value-type="float" office:value="0.650287840157106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[.E141]*[.F141]" office:value-type="float" office:value="0.650287840157106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table:formula="of:=SIN([.A142]+[.B142])" office:value-type="float" office:value="0.571196869659977" calcext:value-type="float">
            <text:p>0,571196869659977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42]+[.D142]" office:value-type="float" office:value="0.57119686965997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table:formula="of:=[.E142]*[.F142]" office:value-type="float" office:value="0.57119686965997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table:formula="of:=SIN([.A143]+[.B143])" office:value-type="float" office:value="0.486398688853786" calcext:value-type="float">
            <text:p>0,48639868885378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43]+[.D143]" office:value-type="float" office:value="0.486398688853786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table:formula="of:=[.E143]*[.F143]" office:value-type="float" office:value="0.486398688853786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table:formula="of:=SIN([.A144]+[.B144])" office:value-type="float" office:value="0.396740573130599" calcext:value-type="float">
            <text:p>0,39674057313059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44]+[.D144]" office:value-type="float" office:value="0.396740573130599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table:formula="of:=[.E144]*[.F144]" office:value-type="float" office:value="0.396740573130599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0" calcext:value-type="float">
            <text:p>0</text:p>
          </table:table-cell>
          <table:table-cell table:formula="of:=SIN([.A145]+[.B145])" office:value-type="float" office:value="0.303118356745689" calcext:value-type="float">
            <text:p>0,30311835674568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45]+[.D145]" office:value-type="float" office:value="0.303118356745689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 table:formula="of:=[.E145]*[.F145]" office:value-type="float" office:value="0.303118356745689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formula="of:=SIN([.A146]+[.B146])" office:value-type="float" office:value="0.206467481937783" calcext:value-type="float">
            <text:p>0,20646748193778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46]+[.D146]" office:value-type="float" office:value="0.206467481937783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formula="of:=[.E146]*[.F146]" office:value-type="float" office:value="0.206467481937783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formula="of:=SIN([.A147]+[.B147])" office:value-type="float" office:value="0.107753652299428" calcext:value-type="float">
            <text:p>0,10775365229942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47]+[.D147]" office:value-type="float" office:value="0.107753652299428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formula="of:=[.E147]*[.F147]" office:value-type="float" office:value="0.107753652299428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0" calcext:value-type="float">
            <text:p>0</text:p>
          </table:table-cell>
          <table:table-cell table:formula="of:=SIN([.A148]+[.B148])" office:value-type="float" office:value="0.00796318378592136" calcext:value-type="float">
            <text:p>0,00796318378592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48]+[.D148]" office:value-type="float" office:value="0.00796318378592136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[.E148]*[.F148]" office:value-type="float" office:value="0.00796318378592136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table:formula="of:=SIN([.A149]+[.B149])" office:value-type="float" office:value="-0.0919068502276958" calcext:value-type="float">
            <text:p>-0,09190685022769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49]+[.D149]" office:value-type="float" office:value="-0.0919068502276958" calcext:value-type="float">
            <text:p>-0.09</text:p>
          </table:table-cell>
          <table:table-cell office:value-type="float" office:value="1" calcext:value-type="float">
            <text:p>1</text:p>
          </table:table-cell>
          <table:table-cell table:formula="of:=[.E149]*[.F149]" office:value-type="float" office:value="-0.0919068502276958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table:formula="of:=SIN([.A150]+[.B150])" office:value-type="float" office:value="-0.190858581374203" calcext:value-type="float">
            <text:p>-0,19085858137420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50]+[.D150]" office:value-type="float" office:value="-0.190858581374203" calcext:value-type="float">
            <text:p>-0.19</text:p>
          </table:table-cell>
          <table:table-cell office:value-type="float" office:value="1" calcext:value-type="float">
            <text:p>1</text:p>
          </table:table-cell>
          <table:table-cell table:formula="of:=[.E150]*[.F150]" office:value-type="float" office:value="-0.190858581374203" calcext:value-type="float">
            <text:p>-0.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IN([.A151]+[.B151])" office:value-type="float" office:value="-0.287903316665079" calcext:value-type="float">
            <text:p>-0,28790331666507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51]+[.D151]" office:value-type="float" office:value="-0.287903316665079" calcext:value-type="float">
            <text:p>-0.29</text:p>
          </table:table-cell>
          <table:table-cell office:value-type="float" office:value="1" calcext:value-type="float">
            <text:p>1</text:p>
          </table:table-cell>
          <table:table-cell table:formula="of:=[.E151]*[.F151]" office:value-type="float" office:value="-0.287903316665079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0" calcext:value-type="float">
            <text:p>0</text:p>
          </table:table-cell>
          <table:table-cell table:formula="of:=SIN([.A152]+[.B152])" office:value-type="float" office:value="-0.382071417184022" calcext:value-type="float">
            <text:p>-0,38207141718402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52]+[.D152]" office:value-type="float" office:value="-0.382071417184022" calcext:value-type="float">
            <text:p>-0.38</text:p>
          </table:table-cell>
          <table:table-cell office:value-type="float" office:value="1" calcext:value-type="float">
            <text:p>1</text:p>
          </table:table-cell>
          <table:table-cell table:formula="of:=[.E152]*[.F152]" office:value-type="float" office:value="-0.382071417184022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table:formula="of:=SIN([.A153]+[.B153])" office:value-type="float" office:value="-0.472421986398482" calcext:value-type="float">
            <text:p>-0,47242198639848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53]+[.D153]" office:value-type="float" office:value="-0.472421986398482" calcext:value-type="float">
            <text:p>-0.47</text:p>
          </table:table-cell>
          <table:table-cell office:value-type="float" office:value="1" calcext:value-type="float">
            <text:p>1</text:p>
          </table:table-cell>
          <table:table-cell table:formula="of:=[.E153]*[.F153]" office:value-type="float" office:value="-0.472421986398482" calcext:value-type="float">
            <text:p>-0.47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0" calcext:value-type="float">
            <text:p>0</text:p>
          </table:table-cell>
          <table:table-cell table:formula="of:=SIN([.A154]+[.B154])" office:value-type="float" office:value="-0.558052271286791" calcext:value-type="float">
            <text:p>-0,55805227128679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54]+[.D154]" office:value-type="float" office:value="-0.558052271286791" calcext:value-type="float">
            <text:p>-0.56</text:p>
          </table:table-cell>
          <table:table-cell office:value-type="float" office:value="1" calcext:value-type="float">
            <text:p>1</text:p>
          </table:table-cell>
          <table:table-cell table:formula="of:=[.E154]*[.F154]" office:value-type="float" office:value="-0.558052271286791" calcext:value-type="float">
            <text:p>-0.56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0" calcext:value-type="float">
            <text:p>0</text:p>
          </table:table-cell>
          <table:table-cell table:formula="of:=SIN([.A155]+[.B155])" office:value-type="float" office:value="-0.638106682347961" calcext:value-type="float">
            <text:p>-0,63810668234796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55]+[.D155]" office:value-type="float" office:value="-0.638106682347961" calcext:value-type="float">
            <text:p>-0.64</text:p>
          </table:table-cell>
          <table:table-cell office:value-type="float" office:value="1" calcext:value-type="float">
            <text:p>1</text:p>
          </table:table-cell>
          <table:table-cell table:formula="of:=[.E155]*[.F155]" office:value-type="float" office:value="-0.638106682347961" calcext:value-type="float">
            <text:p>-0.64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table:formula="of:=SIN([.A156]+[.B156])" office:value-type="float" office:value="-0.711785342369133" calcext:value-type="float">
            <text:p>-0,71178534236913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56]+[.D156]" office:value-type="float" office:value="-0.711785342369133" calcext:value-type="float">
            <text:p>-0.71</text:p>
          </table:table-cell>
          <table:table-cell office:value-type="float" office:value="1" calcext:value-type="float">
            <text:p>1</text:p>
          </table:table-cell>
          <table:table-cell table:formula="of:=[.E156]*[.F156]" office:value-type="float" office:value="-0.711785342369133" calcext:value-type="float">
            <text:p>-0.71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  <table:table-cell table:formula="of:=SIN([.A157]+[.B157])" office:value-type="float" office:value="-0.778352078534307" calcext:value-type="float">
            <text:p>-0,778352078534307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57]+[.D157]" office:value-type="float" office:value="-0.778352078534307" calcext:value-type="float">
            <text:p>-0.78</text:p>
          </table:table-cell>
          <table:table-cell office:value-type="float" office:value="1" calcext:value-type="float">
            <text:p>1</text:p>
          </table:table-cell>
          <table:table-cell table:formula="of:=[.E157]*[.F157]" office:value-type="float" office:value="-0.778352078534307" calcext:value-type="float">
            <text:p>-0.78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table:formula="of:=SIN([.A158]+[.B158])" office:value-type="float" office:value="-0.837141778019756" calcext:value-type="float">
            <text:p>-0,83714177801975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58]+[.D158]" office:value-type="float" office:value="-0.837141778019756" calcext:value-type="float">
            <text:p>-0.84</text:p>
          </table:table-cell>
          <table:table-cell office:value-type="float" office:value="1" calcext:value-type="float">
            <text:p>1</text:p>
          </table:table-cell>
          <table:table-cell table:formula="of:=[.E158]*[.F158]" office:value-type="float" office:value="-0.837141778019756" calcext:value-type="float">
            <text:p>-0.84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table:formula="of:=SIN([.A159]+[.B159])" office:value-type="float" office:value="-0.887567033581513" calcext:value-type="float">
            <text:p>-0,88756703358151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59]+[.D159]" office:value-type="float" office:value="-0.887567033581513" calcext:value-type="float">
            <text:p>-0.89</text:p>
          </table:table-cell>
          <table:table-cell office:value-type="float" office:value="1" calcext:value-type="float">
            <text:p>1</text:p>
          </table:table-cell>
          <table:table-cell table:formula="of:=[.E159]*[.F159]" office:value-type="float" office:value="-0.887567033581513" calcext:value-type="float">
            <text:p>-0.89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  <table:table-cell table:formula="of:=SIN([.A160]+[.B160])" office:value-type="float" office:value="-0.929124012734375" calcext:value-type="float">
            <text:p>-0,92912401273437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60]+[.D160]" office:value-type="float" office:value="-0.929124012734375" calcext:value-type="float">
            <text:p>-0.93</text:p>
          </table:table-cell>
          <table:table-cell office:value-type="float" office:value="1" calcext:value-type="float">
            <text:p>1</text:p>
          </table:table-cell>
          <table:table-cell table:formula="of:=[.E160]*[.F160]" office:value-type="float" office:value="-0.929124012734375" calcext:value-type="float">
            <text:p>-0.9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IN([.A161]+[.B161])" office:value-type="float" office:value="-0.961397491879562" calcext:value-type="float">
            <text:p>-0,961397491879562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61]+[.D161]" office:value-type="float" office:value="-0.961397491879562" calcext:value-type="float">
            <text:p>-0.96</text:p>
          </table:table-cell>
          <table:table-cell office:value-type="float" office:value="1" calcext:value-type="float">
            <text:p>1</text:p>
          </table:table-cell>
          <table:table-cell table:formula="of:=[.E161]*[.F161]" office:value-type="float" office:value="-0.961397491879562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table:formula="of:=SIN([.A162]+[.B162])" office:value-type="float" office:value="-0.984065005081646" calcext:value-type="float">
            <text:p>-0,984065005081646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62]+[.D162]" office:value-type="float" office:value="-0.984065005081646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table:formula="of:=[.E162]*[.F162]" office:value-type="float" office:value="-0.984065005081646" calcext:value-type="float">
            <text:p>-0.98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0" calcext:value-type="float">
            <text:p>0</text:p>
          </table:table-cell>
          <table:table-cell table:formula="of:=SIN([.A163]+[.B163])" office:value-type="float" office:value="-0.996900066041598" calcext:value-type="float">
            <text:p>-0,99690006604159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63]+[.D163]" office:value-type="float" office:value="-0.996900066041598" calcext:value-type="float">
            <text:p>-1.00</text:p>
          </table:table-cell>
          <table:table-cell office:value-type="float" office:value="1" calcext:value-type="float">
            <text:p>1</text:p>
          </table:table-cell>
          <table:table-cell table:formula="of:=[.E163]*[.F163]" office:value-type="float" office:value="-0.996900066041598" calcext:value-type="float">
            <text:p>-1.00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0" calcext:value-type="float">
            <text:p>0</text:p>
          </table:table-cell>
          <table:table-cell table:formula="of:=SIN([.A164]+[.B164])" office:value-type="float" office:value="-0.999774431073011" calcext:value-type="float">
            <text:p>-0,99977443107301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64]+[.D164]" office:value-type="float" office:value="-0.999774431073011" calcext:value-type="float">
            <text:p>-1.00</text:p>
          </table:table-cell>
          <table:table-cell office:value-type="float" office:value="1" calcext:value-type="float">
            <text:p>1</text:p>
          </table:table-cell>
          <table:table-cell table:formula="of:=[.E164]*[.F164]" office:value-type="float" office:value="-0.999774431073011" calcext:value-type="float">
            <text:p>-1.00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0" calcext:value-type="float">
            <text:p>0</text:p>
          </table:table-cell>
          <table:table-cell table:formula="of:=SIN([.A165]+[.B165])" office:value-type="float" office:value="-0.992659380470631" calcext:value-type="float">
            <text:p>-0,99265938047063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65]+[.D165]" office:value-type="float" office:value="-0.992659380470631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table:formula="of:=[.E165]*[.F165]" office:value-type="float" office:value="-0.992659380470631" calcext:value-type="float">
            <text:p>-0.99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table:formula="of:=SIN([.A166]+[.B166])" office:value-type="float" office:value="-0.975626005468154" calcext:value-type="float">
            <text:p>-0,975626005468154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66]+[.D166]" office:value-type="float" office:value="-0.975626005468154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table:formula="of:=[.E166]*[.F166]" office:value-type="float" office:value="-0.975626005468154" calcext:value-type="float">
            <text:p>-0.98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formula="of:=SIN([.A167]+[.B167])" office:value-type="float" office:value="-0.948844497918119" calcext:value-type="float">
            <text:p>-0,94884449791811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67]+[.D167]" office:value-type="float" office:value="-0.948844497918119" calcext:value-type="float">
            <text:p>-0.95</text:p>
          </table:table-cell>
          <table:table-cell office:value-type="float" office:value="1" calcext:value-type="float">
            <text:p>1</text:p>
          </table:table-cell>
          <table:table-cell table:formula="of:=[.E167]*[.F167]" office:value-type="float" office:value="-0.948844497918119" calcext:value-type="float">
            <text:p>-0.95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0" calcext:value-type="float">
            <text:p>0</text:p>
          </table:table-cell>
          <table:table-cell table:formula="of:=SIN([.A168]+[.B168])" office:value-type="float" office:value="-0.912582449791177" calcext:value-type="float">
            <text:p>-0,912582449791177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68]+[.D168]" office:value-type="float" office:value="-0.912582449791177" calcext:value-type="float">
            <text:p>-0.91</text:p>
          </table:table-cell>
          <table:table-cell office:value-type="float" office:value="1" calcext:value-type="float">
            <text:p>1</text:p>
          </table:table-cell>
          <table:table-cell table:formula="of:=[.E168]*[.F168]" office:value-type="float" office:value="-0.912582449791177" calcext:value-type="float">
            <text:p>-0.91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0" calcext:value-type="float">
            <text:p>0</text:p>
          </table:table-cell>
          <table:table-cell table:formula="of:=SIN([.A169]+[.B169])" office:value-type="float" office:value="-0.867202179485573" calcext:value-type="float">
            <text:p>-0,86720217948557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69]+[.D169]" office:value-type="float" office:value="-0.867202179485573" calcext:value-type="float">
            <text:p>-0.87</text:p>
          </table:table-cell>
          <table:table-cell office:value-type="float" office:value="1" calcext:value-type="float">
            <text:p>1</text:p>
          </table:table-cell>
          <table:table-cell table:formula="of:=[.E169]*[.F169]" office:value-type="float" office:value="-0.867202179485573" calcext:value-type="float">
            <text:p>-0.87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0" calcext:value-type="float">
            <text:p>0</text:p>
          </table:table-cell>
          <table:table-cell table:formula="of:=SIN([.A170]+[.B170])" office:value-type="float" office:value="-0.813157111661478" calcext:value-type="float">
            <text:p>-0,81315711166147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70]+[.D170]" office:value-type="float" office:value="-0.813157111661478" calcext:value-type="float">
            <text:p>-0.81</text:p>
          </table:table-cell>
          <table:table-cell office:value-type="float" office:value="1" calcext:value-type="float">
            <text:p>1</text:p>
          </table:table-cell>
          <table:table-cell table:formula="of:=[.E170]*[.F170]" office:value-type="float" office:value="-0.813157111661478" calcext:value-type="float">
            <text:p>-0.8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IN([.A171]+[.B171])" office:value-type="float" office:value="-0.750987246771664" calcext:value-type="float">
            <text:p>-0,750987246771664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71]+[.D171]" office:value-type="float" office:value="-0.750987246771664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[.E171]*[.F171]" office:value-type="float" office:value="-0.750987246771664" calcext:value-type="float">
            <text:p>-0.75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0" calcext:value-type="float">
            <text:p>0</text:p>
          </table:table-cell>
          <table:table-cell table:formula="of:=SIN([.A172]+[.B172])" office:value-type="float" office:value="-0.681313765555487" calcext:value-type="float">
            <text:p>-0,68131376555548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72]+[.D172]" office:value-type="float" office:value="-0.681313765555487" calcext:value-type="float">
            <text:p>-0.68</text:p>
          </table:table-cell>
          <table:table-cell office:value-type="float" office:value="1" calcext:value-type="float">
            <text:p>1</text:p>
          </table:table-cell>
          <table:table-cell table:formula="of:=[.E172]*[.F172]" office:value-type="float" office:value="-0.681313765555487" calcext:value-type="float">
            <text:p>-0.68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formula="of:=SIN([.A173]+[.B173])" office:value-type="float" office:value="-0.60483282240627" calcext:value-type="float">
            <text:p>-0,60483282240627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73]+[.D173]" office:value-type="float" office:value="-0.60483282240627" calcext:value-type="float">
            <text:p>-0.60</text:p>
          </table:table-cell>
          <table:table-cell office:value-type="float" office:value="1" calcext:value-type="float">
            <text:p>1</text:p>
          </table:table-cell>
          <table:table-cell table:formula="of:=[.E173]*[.F173]" office:value-type="float" office:value="-0.60483282240627" calcext:value-type="float">
            <text:p>-0.60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table:formula="of:=SIN([.A174]+[.B174])" office:value-type="float" office:value="-0.522308589626716" calcext:value-type="float">
            <text:p>-0,52230858962671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74]+[.D174]" office:value-type="float" office:value="-0.522308589626716" calcext:value-type="float">
            <text:p>-0.52</text:p>
          </table:table-cell>
          <table:table-cell office:value-type="float" office:value="1" calcext:value-type="float">
            <text:p>1</text:p>
          </table:table-cell>
          <table:table-cell table:formula="of:=[.E174]*[.F174]" office:value-type="float" office:value="-0.522308589626716" calcext:value-type="float">
            <text:p>-0.52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 table:formula="of:=SIN([.A175]+[.B175])" office:value-type="float" office:value="-0.434565622071881" calcext:value-type="float">
            <text:p>-0,43456562207188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75]+[.D175]" office:value-type="float" office:value="-0.434565622071881" calcext:value-type="float">
            <text:p>-0.43</text:p>
          </table:table-cell>
          <table:table-cell office:value-type="float" office:value="1" calcext:value-type="float">
            <text:p>1</text:p>
          </table:table-cell>
          <table:table-cell table:formula="of:=[.E175]*[.F175]" office:value-type="float" office:value="-0.434565622071881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0" calcext:value-type="float">
            <text:p>0</text:p>
          </table:table-cell>
          <table:table-cell table:formula="of:=SIN([.A176]+[.B176])" office:value-type="float" office:value="-0.342480618469596" calcext:value-type="float">
            <text:p>-0,342480618469596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76]+[.D176]" office:value-type="float" office:value="-0.342480618469596" calcext:value-type="float">
            <text:p>-0.34</text:p>
          </table:table-cell>
          <table:table-cell office:value-type="float" office:value="1" calcext:value-type="float">
            <text:p>1</text:p>
          </table:table-cell>
          <table:table-cell table:formula="of:=[.E176]*[.F176]" office:value-type="float" office:value="-0.342480618469596" calcext:value-type="float">
            <text:p>-0.34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0" calcext:value-type="float">
            <text:p>0</text:p>
          </table:table-cell>
          <table:table-cell table:formula="of:=SIN([.A177]+[.B177])" office:value-type="float" office:value="-0.246973661736604" calcext:value-type="float">
            <text:p>-0,246973661736604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77]+[.D177]" office:value-type="float" office:value="-0.246973661736604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[.E177]*[.F177]" office:value-type="float" office:value="-0.246973661736604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0" calcext:value-type="float">
            <text:p>0</text:p>
          </table:table-cell>
          <table:table-cell table:formula="of:=SIN([.A178]+[.B178])" office:value-type="float" office:value="-0.148999025814181" calcext:value-type="float">
            <text:p>-0,14899902581418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78]+[.D178]" office:value-type="float" office:value="-0.148999025814181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table:formula="of:=[.E178]*[.F178]" office:value-type="float" office:value="-0.148999025814181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0" calcext:value-type="float">
            <text:p>0</text:p>
          </table:table-cell>
          <table:table-cell table:formula="of:=SIN([.A179]+[.B179])" office:value-type="float" office:value="-0.0495356408783497" calcext:value-type="float">
            <text:p>-0,0495356408783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79]+[.D179]" office:value-type="float" office:value="-0.0495356408783497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table:formula="of:=[.E179]*[.F179]" office:value-type="float" office:value="-0.0495356408783497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0" calcext:value-type="float">
            <text:p>0</text:p>
          </table:table-cell>
          <table:table-cell table:formula="of:=SIN([.A180]+[.B180])" office:value-type="float" office:value="0.0504226878068325" calcext:value-type="float">
            <text:p>0,05042268780683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80]+[.D180]" office:value-type="float" office:value="0.050422687806832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formula="of:=[.E180]*[.F180]" office:value-type="float" office:value="0.050422687806832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IN([.A181]+[.B181])" office:value-type="float" office:value="0.14987720966297" calcext:value-type="float">
            <text:p>0,1498772096629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81]+[.D181]" office:value-type="float" office:value="0.14987720966297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E181]*[.F181]" office:value-type="float" office:value="0.14987720966297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0" calcext:value-type="float">
            <text:p>0</text:p>
          </table:table-cell>
          <table:table-cell table:formula="of:=SIN([.A182]+[.B182])" office:value-type="float" office:value="0.247834207982977" calcext:value-type="float">
            <text:p>0,24783420798297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82]+[.D182]" office:value-type="float" office:value="0.247834207982977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[.E182]*[.F182]" office:value-type="float" office:value="0.247834207982977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0" calcext:value-type="float">
            <text:p>0</text:p>
          </table:table-cell>
          <table:table-cell table:formula="of:=SIN([.A183]+[.B183])" office:value-type="float" office:value="0.343314928819912" calcext:value-type="float">
            <text:p>0,34331492881991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83]+[.D183]" office:value-type="float" office:value="0.343314928819912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formula="of:=[.E183]*[.F183]" office:value-type="float" office:value="0.343314928819912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0" calcext:value-type="float">
            <text:p>0</text:p>
          </table:table-cell>
          <table:table-cell table:formula="of:=SIN([.A184]+[.B184])" office:value-type="float" office:value="0.435365360372909" calcext:value-type="float">
            <text:p>0,43536536037290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84]+[.D184]" office:value-type="float" office:value="0.435365360372909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formula="of:=[.E184]*[.F184]" office:value-type="float" office:value="0.435365360372909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0" calcext:value-type="float">
            <text:p>0</text:p>
          </table:table-cell>
          <table:table-cell table:formula="of:=SIN([.A185]+[.B185])" office:value-type="float" office:value="0.523065765157715" calcext:value-type="float">
            <text:p>0,52306576515771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85]+[.D185]" office:value-type="float" office:value="0.523065765157715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formula="of:=[.E185]*[.F185]" office:value-type="float" office:value="0.523065765157715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0" calcext:value-type="float">
            <text:p>0</text:p>
          </table:table-cell>
          <table:table-cell table:formula="of:=SIN([.A186]+[.B186])" office:value-type="float" office:value="0.605539869719615" calcext:value-type="float">
            <text:p>0,60553986971961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86]+[.D186]" office:value-type="float" office:value="0.605539869719615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formula="of:=[.E186]*[.F186]" office:value-type="float" office:value="0.605539869719615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0" calcext:value-type="float">
            <text:p>0</text:p>
          </table:table-cell>
          <table:table-cell table:formula="of:=SIN([.A187]+[.B187])" office:value-type="float" office:value="0.681963620068149" calcext:value-type="float">
            <text:p>0,68196362006814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87]+[.D187]" office:value-type="float" office:value="0.681963620068149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formula="of:=[.E187]*[.F187]" office:value-type="float" office:value="0.681963620068149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0" calcext:value-type="float">
            <text:p>0</text:p>
          </table:table-cell>
          <table:table-cell table:formula="of:=SIN([.A188]+[.B188])" office:value-type="float" office:value="0.751573415352162" calcext:value-type="float">
            <text:p>0,751573415352162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88]+[.D188]" office:value-type="float" office:value="0.751573415352162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E188]*[.F188]" office:value-type="float" office:value="0.751573415352162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0" calcext:value-type="float">
            <text:p>0</text:p>
          </table:table-cell>
          <table:table-cell table:formula="of:=SIN([.A189]+[.B189])" office:value-type="float" office:value="0.813673737507116" calcext:value-type="float">
            <text:p>0,813673737507116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89]+[.D189]" office:value-type="float" office:value="0.813673737507116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formula="of:=[.E189]*[.F189]" office:value-type="float" office:value="0.813673737507116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table:formula="of:=SIN([.A190]+[.B190])" office:value-type="float" office:value="0.867644100641678" calcext:value-type="float">
            <text:p>0,86764410064167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90]+[.D190]" office:value-type="float" office:value="0.867644100641678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formula="of:=[.E190]*[.F190]" office:value-type="float" office:value="0.867644100641678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IN([.A191]+[.B191])" office:value-type="float" office:value="0.912945250727635" calcext:value-type="float">
            <text:p>0,91294525072763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91]+[.D191]" office:value-type="float" office:value="0.912945250727635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formula="of:=[.E191]*[.F191]" office:value-type="float" office:value="0.912945250727635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0" calcext:value-type="float">
            <text:p>0</text:p>
          </table:table-cell>
          <table:table-cell table:formula="of:=SIN([.A192]+[.B192])" office:value-type="float" office:value="0.9491245536479" calcext:value-type="float">
            <text:p>0,949124553647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92]+[.D192]" office:value-type="float" office:value="0.9491245536479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E192]*[.F192]" office:value-type="float" office:value="0.9491245536479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table:formula="of:=SIN([.A193]+[.B193])" office:value-type="float" office:value="0.97582051776698" calcext:value-type="float">
            <text:p>0,9758205177669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93]+[.D193]" office:value-type="float" office:value="0.975820517766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[.E193]*[.F193]" office:value-type="float" office:value="0.975820517766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0" calcext:value-type="float">
            <text:p>0</text:p>
          </table:table-cell>
          <table:table-cell table:formula="of:=SIN([.A194]+[.B194])" office:value-type="float" office:value="0.992766405835909" calcext:value-type="float">
            <text:p>0,99276640583590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94]+[.D194]" office:value-type="float" office:value="0.99276640583590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E194]*[.F194]" office:value-type="float" office:value="0.99276640583590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0" calcext:value-type="float">
            <text:p>0</text:p>
          </table:table-cell>
          <table:table-cell table:formula="of:=SIN([.A195]+[.B195])" office:value-type="float" office:value="0.99979290014267" calcext:value-type="float">
            <text:p>0,9997929001426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95]+[.D195]" office:value-type="float" office:value="0.99979290014267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[.E195]*[.F195]" office:value-type="float" office:value="0.99979290014267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0" calcext:value-type="float">
            <text:p>0</text:p>
          </table:table-cell>
          <table:table-cell table:formula="of:=SIN([.A196]+[.B196])" office:value-type="float" office:value="0.996829794278798" calcext:value-type="float">
            <text:p>0,99682979427879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96]+[.D196]" office:value-type="float" office:value="0.996829794278798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[.E196]*[.F196]" office:value-type="float" office:value="0.996829794278798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0" calcext:value-type="float">
            <text:p>0</text:p>
          </table:table-cell>
          <table:table-cell table:formula="of:=SIN([.A197]+[.B197])" office:value-type="float" office:value="0.983906694618613" calcext:value-type="float">
            <text:p>0,98390669461861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97]+[.D197]" office:value-type="float" office:value="0.983906694618613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[.E197]*[.F197]" office:value-type="float" office:value="0.983906694618613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0" calcext:value-type="float">
            <text:p>0</text:p>
          </table:table-cell>
          <table:table-cell table:formula="of:=SIN([.A198]+[.B198])" office:value-type="float" office:value="0.961152724502111" calcext:value-type="float">
            <text:p>0,96115272450211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198]+[.D198]" office:value-type="float" office:value="0.961152724502111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formula="of:=[.E198]*[.F198]" office:value-type="float" office:value="0.961152724502111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0" calcext:value-type="float">
            <text:p>0</text:p>
          </table:table-cell>
          <table:table-cell table:formula="of:=SIN([.A199]+[.B199])" office:value-type="float" office:value="0.928795234077232" calcext:value-type="float">
            <text:p>0,928795234077232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199]+[.D199]" office:value-type="float" office:value="0.928795234077232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formula="of:=[.E199]*[.F199]" office:value-type="float" office:value="0.928795234077232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0" calcext:value-type="float">
            <text:p>0</text:p>
          </table:table-cell>
          <table:table-cell table:formula="of:=SIN([.A200]+[.B200])" office:value-type="float" office:value="0.887157528692341" calcext:value-type="float">
            <text:p>0,88715752869234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00]+[.D200]" office:value-type="float" office:value="0.887157528692341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formula="of:=[.E200]*[.F200]" office:value-type="float" office:value="0.887157528692341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IN([.A201]+[.B201])" office:value-type="float" office:value="0.836655638536044" calcext:value-type="float">
            <text:p>0,836655638536044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01]+[.D201]" office:value-type="float" office:value="0.83665563853604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formula="of:=[.E201]*[.F201]" office:value-type="float" office:value="0.83665563853604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0" calcext:value-type="float">
            <text:p>0</text:p>
          </table:table-cell>
          <table:table-cell table:formula="of:=SIN([.A202]+[.B202])" office:value-type="float" office:value="0.777794161801082" calcext:value-type="float">
            <text:p>0,77779416180108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02]+[.D202]" office:value-type="float" office:value="0.777794161801082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formula="of:=[.E202]*[.F202]" office:value-type="float" office:value="0.777794161801082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0" calcext:value-type="float">
            <text:p>0</text:p>
          </table:table-cell>
          <table:table-cell table:formula="of:=SIN([.A203]+[.B203])" office:value-type="float" office:value="0.711161222905967" calcext:value-type="float">
            <text:p>0,71116122290596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03]+[.D203]" office:value-type="float" office:value="0.711161222905967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formula="of:=[.E203]*[.F203]" office:value-type="float" office:value="0.711161222905967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table:formula="of:=SIN([.A204]+[.B204])" office:value-type="float" office:value="0.637422596150222" calcext:value-type="float">
            <text:p>0,63742259615022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04]+[.D204]" office:value-type="float" office:value="0.637422596150222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formula="of:=[.E204]*[.F204]" office:value-type="float" office:value="0.637422596150222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" calcext:value-type="float">
            <text:p>0</text:p>
          </table:table-cell>
          <table:table-cell table:formula="of:=SIN([.A205]+[.B205])" office:value-type="float" office:value="0.557315053517644" calcext:value-type="float">
            <text:p>0,55731505351764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05]+[.D205]" office:value-type="float" office:value="0.557315053517644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formula="of:=[.E205]*[.F205]" office:value-type="float" office:value="0.557315053517644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0" calcext:value-type="float">
            <text:p>0</text:p>
          </table:table-cell>
          <table:table-cell table:formula="of:=SIN([.A206]+[.B206])" office:value-type="float" office:value="0.471639003094177" calcext:value-type="float">
            <text:p>0,47163900309417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06]+[.D206]" office:value-type="float" office:value="0.47163900309417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formula="of:=[.E206]*[.F206]" office:value-type="float" office:value="0.47163900309417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0" calcext:value-type="float">
            <text:p>0</text:p>
          </table:table-cell>
          <table:table-cell table:formula="of:=SIN([.A207]+[.B207])" office:value-type="float" office:value="0.38125049165492" calcext:value-type="float">
            <text:p>0,3812504916549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07]+[.D207]" office:value-type="float" office:value="0.38125049165492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formula="of:=[.E207]*[.F207]" office:value-type="float" office:value="0.38125049165492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table:formula="of:=SIN([.A208]+[.B208])" office:value-type="float" office:value="0.287052651327708" calcext:value-type="float">
            <text:p>0,28705265132770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08]+[.D208]" office:value-type="float" office:value="0.287052651327708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formula="of:=[.E208]*[.F208]" office:value-type="float" office:value="0.287052651327708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0" calcext:value-type="float">
            <text:p>0</text:p>
          </table:table-cell>
          <table:table-cell table:formula="of:=SIN([.A209]+[.B209])" office:value-type="float" office:value="0.189986675795417" calcext:value-type="float">
            <text:p>0,189986675795417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09]+[.D209]" office:value-type="float" office:value="0.189986675795417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formula="of:=[.E209]*[.F209]" office:value-type="float" office:value="0.189986675795417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0" calcext:value-type="float">
            <text:p>0</text:p>
          </table:table-cell>
          <table:table-cell table:formula="of:=SIN([.A210]+[.B210])" office:value-type="float" office:value="0.0910224161998267" calcext:value-type="float">
            <text:p>0,091022416199827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10]+[.D210]" office:value-type="float" office:value="0.0910224161998267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formula="of:=[.E210]*[.F210]" office:value-type="float" office:value="0.0910224161998267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IN([.A211]+[.B211])" office:value-type="float" office:value="-0.00885130929042519" calcext:value-type="float">
            <text:p>-0,00885130929042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11]+[.D211]" office:value-type="float" office:value="-0.00885130929042519" calcext:value-type="float">
            <text:p>-0.01</text:p>
          </table:table-cell>
          <table:table-cell office:value-type="float" office:value="1" calcext:value-type="float">
            <text:p>1</text:p>
          </table:table-cell>
          <table:table-cell table:formula="of:=[.E211]*[.F211]" office:value-type="float" office:value="-0.00885130929042519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0" calcext:value-type="float">
            <text:p>0</text:p>
          </table:table-cell>
          <table:table-cell table:formula="of:=SIN([.A212]+[.B212])" office:value-type="float" office:value="-0.108636595424101" calcext:value-type="float">
            <text:p>-0,10863659542410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12]+[.D212]" office:value-type="float" office:value="-0.108636595424101" calcext:value-type="float">
            <text:p>-0.11</text:p>
          </table:table-cell>
          <table:table-cell office:value-type="float" office:value="1" calcext:value-type="float">
            <text:p>1</text:p>
          </table:table-cell>
          <table:table-cell table:formula="of:=[.E212]*[.F212]" office:value-type="float" office:value="-0.108636595424101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0" calcext:value-type="float">
            <text:p>0</text:p>
          </table:table-cell>
          <table:table-cell table:formula="of:=SIN([.A213]+[.B213])" office:value-type="float" office:value="-0.20733642060678" calcext:value-type="float">
            <text:p>-0,2073364206067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13]+[.D213]" office:value-type="float" office:value="-0.20733642060678" calcext:value-type="float">
            <text:p>-0.21</text:p>
          </table:table-cell>
          <table:table-cell office:value-type="float" office:value="1" calcext:value-type="float">
            <text:p>1</text:p>
          </table:table-cell>
          <table:table-cell table:formula="of:=[.E213]*[.F213]" office:value-type="float" office:value="-0.20733642060678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0" calcext:value-type="float">
            <text:p>0</text:p>
          </table:table-cell>
          <table:table-cell table:formula="of:=SIN([.A214]+[.B214])" office:value-type="float" office:value="-0.303964608811067" calcext:value-type="float">
            <text:p>-0,30396460881106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14]+[.D214]" office:value-type="float" office:value="-0.303964608811067" calcext:value-type="float">
            <text:p>-0.30</text:p>
          </table:table-cell>
          <table:table-cell office:value-type="float" office:value="1" calcext:value-type="float">
            <text:p>1</text:p>
          </table:table-cell>
          <table:table-cell table:formula="of:=[.E214]*[.F214]" office:value-type="float" office:value="-0.303964608811067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0" calcext:value-type="float">
            <text:p>0</text:p>
          </table:table-cell>
          <table:table-cell table:formula="of:=SIN([.A215]+[.B215])" office:value-type="float" office:value="-0.397555683121456" calcext:value-type="float">
            <text:p>-0,39755568312145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15]+[.D215]" office:value-type="float" office:value="-0.397555683121456" calcext:value-type="float">
            <text:p>-0.40</text:p>
          </table:table-cell>
          <table:table-cell office:value-type="float" office:value="1" calcext:value-type="float">
            <text:p>1</text:p>
          </table:table-cell>
          <table:table-cell table:formula="of:=[.E215]*[.F215]" office:value-type="float" office:value="-0.397555683121456" calcext:value-type="float">
            <text:p>-0.40</text:p>
          </table:table-cell>
          <table:table-cell table:number-columns-repeated="2"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table:formula="of:=SIN([.A216]+[.B216])" office:value-type="float" office:value="-0.487174512460528" calcext:value-type="float">
            <text:p>-0,48717451246052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16]+[.D216]" office:value-type="float" office:value="-0.487174512460528" calcext:value-type="float">
            <text:p>-0.49</text:p>
          </table:table-cell>
          <table:table-cell office:value-type="float" office:value="1" calcext:value-type="float">
            <text:p>1</text:p>
          </table:table-cell>
          <table:table-cell table:formula="of:=[.E216]*[.F216]" office:value-type="float" office:value="-0.487174512460528" calcext:value-type="float">
            <text:p>-0.49</text:p>
          </table:table-cell>
          <table:table-cell table:number-columns-repeated="2"/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0" calcext:value-type="float">
            <text:p>0</text:p>
          </table:table-cell>
          <table:table-cell table:formula="of:=SIN([.A217]+[.B217])" office:value-type="float" office:value="-0.571925655109581" calcext:value-type="float">
            <text:p>-0,57192565510958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17]+[.D217]" office:value-type="float" office:value="-0.571925655109581" calcext:value-type="float">
            <text:p>-0.57</text:p>
          </table:table-cell>
          <table:table-cell office:value-type="float" office:value="1" calcext:value-type="float">
            <text:p>1</text:p>
          </table:table-cell>
          <table:table-cell table:formula="of:=[.E217]*[.F217]" office:value-type="float" office:value="-0.571925655109581" calcext:value-type="float">
            <text:p>-0.57</text:p>
          </table:table-cell>
          <table:table-cell table:number-columns-repeated="2"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0" calcext:value-type="float">
            <text:p>0</text:p>
          </table:table-cell>
          <table:table-cell table:formula="of:=SIN([.A218]+[.B218])" office:value-type="float" office:value="-0.650962305666263" calcext:value-type="float">
            <text:p>-0,65096230566626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18]+[.D218]" office:value-type="float" office:value="-0.650962305666263" calcext:value-type="float">
            <text:p>-0.65</text:p>
          </table:table-cell>
          <table:table-cell office:value-type="float" office:value="1" calcext:value-type="float">
            <text:p>1</text:p>
          </table:table-cell>
          <table:table-cell table:formula="of:=[.E218]*[.F218]" office:value-type="float" office:value="-0.650962305666263" calcext:value-type="float">
            <text:p>-0.65</text:p>
          </table:table-cell>
          <table:table-cell table:number-columns-repeated="2"/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0" calcext:value-type="float">
            <text:p>0</text:p>
          </table:table-cell>
          <table:table-cell table:formula="of:=SIN([.A219]+[.B219])" office:value-type="float" office:value="-0.72349475604426" calcext:value-type="float">
            <text:p>-0,7234947560442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19]+[.D219]" office:value-type="float" office:value="-0.72349475604426" calcext:value-type="float">
            <text:p>-0.72</text:p>
          </table:table-cell>
          <table:table-cell office:value-type="float" office:value="1" calcext:value-type="float">
            <text:p>1</text:p>
          </table:table-cell>
          <table:table-cell table:formula="of:=[.E219]*[.F219]" office:value-type="float" office:value="-0.72349475604426" calcext:value-type="float">
            <text:p>-0.72</text:p>
          </table:table-cell>
          <table:table-cell table:number-columns-repeated="2"/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0" calcext:value-type="float">
            <text:p>0</text:p>
          </table:table-cell>
          <table:table-cell table:formula="of:=SIN([.A220]+[.B220])" office:value-type="float" office:value="-0.788798285975432" calcext:value-type="float">
            <text:p>-0,78879828597543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20]+[.D220]" office:value-type="float" office:value="-0.788798285975432" calcext:value-type="float">
            <text:p>-0.79</text:p>
          </table:table-cell>
          <table:table-cell office:value-type="float" office:value="1" calcext:value-type="float">
            <text:p>1</text:p>
          </table:table-cell>
          <table:table-cell table:formula="of:=[.E220]*[.F220]" office:value-type="float" office:value="-0.788798285975432" calcext:value-type="float">
            <text:p>-0.7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IN([.A221]+[.B221])" office:value-type="float" office:value="-0.846220404175182" calcext:value-type="float">
            <text:p>-0,846220404175182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21]+[.D221]" office:value-type="float" office:value="-0.846220404175182" calcext:value-type="float">
            <text:p>-0.85</text:p>
          </table:table-cell>
          <table:table-cell office:value-type="float" office:value="1" calcext:value-type="float">
            <text:p>1</text:p>
          </table:table-cell>
          <table:table-cell table:formula="of:=[.E221]*[.F221]" office:value-type="float" office:value="-0.846220404175182" calcext:value-type="float">
            <text:p>-0.85</text:p>
          </table:table-cell>
          <table:table-cell table:number-columns-repeated="2"/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table:formula="of:=SIN([.A222]+[.B222])" office:value-type="float" office:value="-0.895187367819691" calcext:value-type="float">
            <text:p>-0,89518736781969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22]+[.D222]" office:value-type="float" office:value="-0.895187367819691" calcext:value-type="float">
            <text:p>-0.90</text:p>
          </table:table-cell>
          <table:table-cell office:value-type="float" office:value="1" calcext:value-type="float">
            <text:p>1</text:p>
          </table:table-cell>
          <table:table-cell table:formula="of:=[.E222]*[.F222]" office:value-type="float" office:value="-0.895187367819691" calcext:value-type="float">
            <text:p>-0.90</text:p>
          </table:table-cell>
          <table:table-cell table:number-columns-repeated="2"/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0" calcext:value-type="float">
            <text:p>0</text:p>
          </table:table-cell>
          <table:table-cell table:formula="of:=SIN([.A223]+[.B223])" office:value-type="float" office:value="-0.935209915194548" calcext:value-type="float">
            <text:p>-0,93520991519454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23]+[.D223]" office:value-type="float" office:value="-0.935209915194548" calcext:value-type="float">
            <text:p>-0.94</text:p>
          </table:table-cell>
          <table:table-cell office:value-type="float" office:value="1" calcext:value-type="float">
            <text:p>1</text:p>
          </table:table-cell>
          <table:table-cell table:formula="of:=[.E223]*[.F223]" office:value-type="float" office:value="-0.935209915194548" calcext:value-type="float">
            <text:p>-0.94</text:p>
          </table:table-cell>
          <table:table-cell table:number-columns-repeated="2"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0" calcext:value-type="float">
            <text:p>0</text:p>
          </table:table-cell>
          <table:table-cell table:formula="of:=SIN([.A224]+[.B224])" office:value-type="float" office:value="-0.965888154236076" calcext:value-type="float">
            <text:p>-0,96588815423607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24]+[.D224]" office:value-type="float" office:value="-0.965888154236076" calcext:value-type="float">
            <text:p>-0.97</text:p>
          </table:table-cell>
          <table:table-cell office:value-type="float" office:value="1" calcext:value-type="float">
            <text:p>1</text:p>
          </table:table-cell>
          <table:table-cell table:formula="of:=[.E224]*[.F224]" office:value-type="float" office:value="-0.965888154236076" calcext:value-type="float">
            <text:p>-0.97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0" calcext:value-type="float">
            <text:p>0</text:p>
          </table:table-cell>
          <table:table-cell table:formula="of:=SIN([.A225]+[.B225])" office:value-type="float" office:value="-0.986915558120653" calcext:value-type="float">
            <text:p>-0,98691555812065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25]+[.D225]" office:value-type="float" office:value="-0.986915558120653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table:formula="of:=[.E225]*[.F225]" office:value-type="float" office:value="-0.986915558120653" calcext:value-type="float">
            <text:p>-0.99</text:p>
          </table:table-cell>
          <table:table-cell table:number-columns-repeated="2"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0" calcext:value-type="float">
            <text:p>0</text:p>
          </table:table-cell>
          <table:table-cell table:formula="of:=SIN([.A226]+[.B226])" office:value-type="float" office:value="-0.998082027979398" calcext:value-type="float">
            <text:p>-0,99808202797939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26]+[.D226]" office:value-type="float" office:value="-0.998082027979398" calcext:value-type="float">
            <text:p>-1.00</text:p>
          </table:table-cell>
          <table:table-cell office:value-type="float" office:value="1" calcext:value-type="float">
            <text:p>1</text:p>
          </table:table-cell>
          <table:table-cell table:formula="of:=[.E226]*[.F226]" office:value-type="float" office:value="-0.998082027979398" calcext:value-type="float">
            <text:p>-1.00</text:p>
          </table:table-cell>
          <table:table-cell table:number-columns-repeated="2"/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0" calcext:value-type="float">
            <text:p>0</text:p>
          </table:table-cell>
          <table:table-cell table:formula="of:=SIN([.A227]+[.B227])" office:value-type="float" office:value="-0.999275992136627" calcext:value-type="float">
            <text:p>-0,999275992136627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27]+[.D227]" office:value-type="float" office:value="-0.999275992136627" calcext:value-type="float">
            <text:p>-1.00</text:p>
          </table:table-cell>
          <table:table-cell office:value-type="float" office:value="1" calcext:value-type="float">
            <text:p>1</text:p>
          </table:table-cell>
          <table:table-cell table:formula="of:=[.E227]*[.F227]" office:value-type="float" office:value="-0.999275992136627" calcext:value-type="float">
            <text:p>-1.00</text:p>
          </table:table-cell>
          <table:table-cell table:number-columns-repeated="2"/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0" calcext:value-type="float">
            <text:p>0</text:p>
          </table:table-cell>
          <table:table-cell table:formula="of:=SIN([.A228]+[.B228])" office:value-type="float" office:value="-0.990485520897153" calcext:value-type="float">
            <text:p>-0,990485520897153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28]+[.D228]" office:value-type="float" office:value="-0.990485520897153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table:formula="of:=[.E228]*[.F228]" office:value-type="float" office:value="-0.990485520897153" calcext:value-type="float">
            <text:p>-0.99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0" calcext:value-type="float">
            <text:p>0</text:p>
          </table:table-cell>
          <table:table-cell table:formula="of:=SIN([.A229]+[.B229])" office:value-type="float" office:value="-0.971798445743858" calcext:value-type="float">
            <text:p>-0,971798445743858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29]+[.D229]" office:value-type="float" office:value="-0.971798445743858" calcext:value-type="float">
            <text:p>-0.97</text:p>
          </table:table-cell>
          <table:table-cell office:value-type="float" office:value="1" calcext:value-type="float">
            <text:p>1</text:p>
          </table:table-cell>
          <table:table-cell table:formula="of:=[.E229]*[.F229]" office:value-type="float" office:value="-0.971798445743858" calcext:value-type="float">
            <text:p>-0.97</text:p>
          </table:table-cell>
          <table:table-cell table:number-columns-repeated="2"/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0" calcext:value-type="float">
            <text:p>0</text:p>
          </table:table-cell>
          <table:table-cell table:formula="of:=SIN([.A230]+[.B230])" office:value-type="float" office:value="-0.943401481754547" calcext:value-type="float">
            <text:p>-0,943401481754547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30]+[.D230]" office:value-type="float" office:value="-0.943401481754547" calcext:value-type="float">
            <text:p>-0.94</text:p>
          </table:table-cell>
          <table:table-cell office:value-type="float" office:value="1" calcext:value-type="float">
            <text:p>1</text:p>
          </table:table-cell>
          <table:table-cell table:formula="of:=[.E230]*[.F230]" office:value-type="float" office:value="-0.943401481754547" calcext:value-type="float">
            <text:p>-0.9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IN([.A231]+[.B231])" office:value-type="float" office:value="-0.905578362006613" calcext:value-type="float">
            <text:p>-0,90557836200661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31]+[.D231]" office:value-type="float" office:value="-0.905578362006613" calcext:value-type="float">
            <text:p>-0.91</text:p>
          </table:table-cell>
          <table:table-cell office:value-type="float" office:value="1" calcext:value-type="float">
            <text:p>1</text:p>
          </table:table-cell>
          <table:table-cell table:formula="of:=[.E231]*[.F231]" office:value-type="float" office:value="-0.905578362006613" calcext:value-type="float">
            <text:p>-0.91</text:p>
          </table:table-cell>
          <table:table-cell table:number-columns-repeated="2"/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0" calcext:value-type="float">
            <text:p>0</text:p>
          </table:table-cell>
          <table:table-cell table:formula="of:=SIN([.A232]+[.B232])" office:value-type="float" office:value="-0.858707002609918" calcext:value-type="float">
            <text:p>-0,85870700260991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32]+[.D232]" office:value-type="float" office:value="-0.858707002609918" calcext:value-type="float">
            <text:p>-0.86</text:p>
          </table:table-cell>
          <table:table-cell office:value-type="float" office:value="1" calcext:value-type="float">
            <text:p>1</text:p>
          </table:table-cell>
          <table:table-cell table:formula="of:=[.E232]*[.F232]" office:value-type="float" office:value="-0.858707002609918" calcext:value-type="float">
            <text:p>-0.86</text:p>
          </table:table-cell>
          <table:table-cell table:number-columns-repeated="2"/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0" calcext:value-type="float">
            <text:p>0</text:p>
          </table:table-cell>
          <table:table-cell table:formula="of:=SIN([.A233]+[.B233])" office:value-type="float" office:value="-0.80325572669394" calcext:value-type="float">
            <text:p>-0,8032557266939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33]+[.D233]" office:value-type="float" office:value="-0.80325572669394" calcext:value-type="float">
            <text:p>-0.80</text:p>
          </table:table-cell>
          <table:table-cell office:value-type="float" office:value="1" calcext:value-type="float">
            <text:p>1</text:p>
          </table:table-cell>
          <table:table-cell table:formula="of:=[.E233]*[.F233]" office:value-type="float" office:value="-0.80325572669394" calcext:value-type="float">
            <text:p>-0.80</text:p>
          </table:table-cell>
          <table:table-cell table:number-columns-repeated="2"/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0" calcext:value-type="float">
            <text:p>0</text:p>
          </table:table-cell>
          <table:table-cell table:formula="of:=SIN([.A234]+[.B234])" office:value-type="float" office:value="-0.739778585077877" calcext:value-type="float">
            <text:p>-0,739778585077877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34]+[.D234]" office:value-type="float" office:value="-0.739778585077877" calcext:value-type="float">
            <text:p>-0.74</text:p>
          </table:table-cell>
          <table:table-cell office:value-type="float" office:value="1" calcext:value-type="float">
            <text:p>1</text:p>
          </table:table-cell>
          <table:table-cell table:formula="of:=[.E234]*[.F234]" office:value-type="float" office:value="-0.739778585077877" calcext:value-type="float">
            <text:p>-0.74</text:p>
          </table:table-cell>
          <table:table-cell table:number-columns-repeated="2"/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table:formula="of:=SIN([.A235]+[.B235])" office:value-type="float" office:value="-0.668909820378006" calcext:value-type="float">
            <text:p>-0,668909820378006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35]+[.D235]" office:value-type="float" office:value="-0.668909820378006" calcext:value-type="float">
            <text:p>-0.67</text:p>
          </table:table-cell>
          <table:table-cell office:value-type="float" office:value="1" calcext:value-type="float">
            <text:p>1</text:p>
          </table:table-cell>
          <table:table-cell table:formula="of:=[.E235]*[.F235]" office:value-type="float" office:value="-0.668909820378006" calcext:value-type="float">
            <text:p>-0.67</text:p>
          </table:table-cell>
          <table:table-cell table:number-columns-repeated="2"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0" calcext:value-type="float">
            <text:p>0</text:p>
          </table:table-cell>
          <table:table-cell table:formula="of:=SIN([.A236]+[.B236])" office:value-type="float" office:value="-0.591357529865104" calcext:value-type="float">
            <text:p>-0,59135752986510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36]+[.D236]" office:value-type="float" office:value="-0.591357529865104" calcext:value-type="float">
            <text:p>-0.59</text:p>
          </table:table-cell>
          <table:table-cell office:value-type="float" office:value="1" calcext:value-type="float">
            <text:p>1</text:p>
          </table:table-cell>
          <table:table-cell table:formula="of:=[.E236]*[.F236]" office:value-type="float" office:value="-0.591357529865104" calcext:value-type="float">
            <text:p>-0.59</text:p>
          </table:table-cell>
          <table:table-cell table:number-columns-repeated="2"/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0" calcext:value-type="float">
            <text:p>0</text:p>
          </table:table-cell>
          <table:table-cell table:formula="of:=SIN([.A237]+[.B237])" office:value-type="float" office:value="-0.507896590390604" calcext:value-type="float">
            <text:p>-0,50789659039060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37]+[.D237]" office:value-type="float" office:value="-0.507896590390604" calcext:value-type="float">
            <text:p>-0.51</text:p>
          </table:table-cell>
          <table:table-cell office:value-type="float" office:value="1" calcext:value-type="float">
            <text:p>1</text:p>
          </table:table-cell>
          <table:table-cell table:formula="of:=[.E237]*[.F237]" office:value-type="float" office:value="-0.507896590390604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0" calcext:value-type="float">
            <text:p>0</text:p>
          </table:table-cell>
          <table:table-cell table:formula="of:=SIN([.A238]+[.B238])" office:value-type="float" office:value="-0.419360916073209" calcext:value-type="float">
            <text:p>-0,41936091607320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38]+[.D238]" office:value-type="float" office:value="-0.419360916073209" calcext:value-type="float">
            <text:p>-0.42</text:p>
          </table:table-cell>
          <table:table-cell office:value-type="float" office:value="1" calcext:value-type="float">
            <text:p>1</text:p>
          </table:table-cell>
          <table:table-cell table:formula="of:=[.E238]*[.F238]" office:value-type="float" office:value="-0.419360916073209" calcext:value-type="float">
            <text:p>-0.42</text:p>
          </table:table-cell>
          <table:table-cell table:number-columns-repeated="2"/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0" calcext:value-type="float">
            <text:p>0</text:p>
          </table:table-cell>
          <table:table-cell table:formula="of:=SIN([.A239]+[.B239])" office:value-type="float" office:value="-0.326635126104699" calcext:value-type="float">
            <text:p>-0,32663512610469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39]+[.D239]" office:value-type="float" office:value="-0.326635126104699" calcext:value-type="float">
            <text:p>-0.33</text:p>
          </table:table-cell>
          <table:table-cell office:value-type="float" office:value="1" calcext:value-type="float">
            <text:p>1</text:p>
          </table:table-cell>
          <table:table-cell table:formula="of:=[.E239]*[.F239]" office:value-type="float" office:value="-0.326635126104699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0" calcext:value-type="float">
            <text:p>0</text:p>
          </table:table-cell>
          <table:table-cell table:formula="of:=SIN([.A240]+[.B240])" office:value-type="float" office:value="-0.230645705927371" calcext:value-type="float">
            <text:p>-0,23064570592737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40]+[.D240]" office:value-type="float" office:value="-0.230645705927371" calcext:value-type="float">
            <text:p>-0.23</text:p>
          </table:table-cell>
          <table:table-cell office:value-type="float" office:value="1" calcext:value-type="float">
            <text:p>1</text:p>
          </table:table-cell>
          <table:table-cell table:formula="of:=[.E240]*[.F240]" office:value-type="float" office:value="-0.230645705927371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IN([.A241]+[.B241])" office:value-type="float" office:value="-0.132351750097748" calcext:value-type="float">
            <text:p>-0,132351750097748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41]+[.D241]" office:value-type="float" office:value="-0.132351750097748" calcext:value-type="float">
            <text:p>-0.13</text:p>
          </table:table-cell>
          <table:table-cell office:value-type="float" office:value="1" calcext:value-type="float">
            <text:p>1</text:p>
          </table:table-cell>
          <table:table-cell table:formula="of:=[.E241]*[.F241]" office:value-type="float" office:value="-0.132351750097748" calcext:value-type="float">
            <text:p>-0.13</text:p>
          </table:table-cell>
          <table:table-cell table:number-columns-repeated="2"/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table:formula="of:=SIN([.A242]+[.B242])" office:value-type="float" office:value="-0.0327353793308205" calcext:value-type="float">
            <text:p>-0,03273537933082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42]+[.D242]" office:value-type="float" office:value="-0.0327353793308205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table:formula="of:=[.E242]*[.F242]" office:value-type="float" office:value="-0.0327353793308205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0" calcext:value-type="float">
            <text:p>0</text:p>
          </table:table-cell>
          <table:table-cell table:formula="of:=SIN([.A243]+[.B243])" office:value-type="float" office:value="0.0672080725254997" calcext:value-type="float">
            <text:p>0,067208072525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43]+[.D243]" office:value-type="float" office:value="0.067208072525499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formula="of:=[.E243]*[.F243]" office:value-type="float" office:value="0.067208072525499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0" calcext:value-type="float">
            <text:p>0</text:p>
          </table:table-cell>
          <table:table-cell table:formula="of:=SIN([.A244]+[.B244])" office:value-type="float" office:value="0.166480003537184" calcext:value-type="float">
            <text:p>0,166480003537184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44]+[.D244]" office:value-type="float" office:value="0.166480003537184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formula="of:=[.E244]*[.F244]" office:value-type="float" office:value="0.166480003537184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0" calcext:value-type="float">
            <text:p>0</text:p>
          </table:table-cell>
          <table:table-cell table:formula="of:=SIN([.A245]+[.B245])" office:value-type="float" office:value="0.264088521384493" calcext:value-type="float">
            <text:p>0,26408852138449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45]+[.D245]" office:value-type="float" office:value="0.264088521384493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formula="of:=[.E245]*[.F245]" office:value-type="float" office:value="0.264088521384493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0" calcext:value-type="float">
            <text:p>0</text:p>
          </table:table-cell>
          <table:table-cell table:formula="of:=SIN([.A246]+[.B246])" office:value-type="float" office:value="0.359058354022191" calcext:value-type="float">
            <text:p>0,35905835402219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46]+[.D246]" office:value-type="float" office:value="0.359058354022191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formula="of:=[.E246]*[.F246]" office:value-type="float" office:value="0.359058354022191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0" calcext:value-type="float">
            <text:p>0</text:p>
          </table:table-cell>
          <table:table-cell table:formula="of:=SIN([.A247]+[.B247])" office:value-type="float" office:value="0.450440594275412" calcext:value-type="float">
            <text:p>0,450440594275412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47]+[.D247]" office:value-type="float" office:value="0.450440594275412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formula="of:=[.E247]*[.F247]" office:value-type="float" office:value="0.450440594275412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0" calcext:value-type="float">
            <text:p>0</text:p>
          </table:table-cell>
          <table:table-cell table:formula="of:=SIN([.A248]+[.B248])" office:value-type="float" office:value="0.537322181006493" calcext:value-type="float">
            <text:p>0,53732218100649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48]+[.D248]" office:value-type="float" office:value="0.537322181006493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formula="of:=[.E248]*[.F248]" office:value-type="float" office:value="0.537322181006493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0" calcext:value-type="float">
            <text:p>0</text:p>
          </table:table-cell>
          <table:table-cell table:formula="of:=SIN([.A249]+[.B249])" office:value-type="float" office:value="0.618835022120059" calcext:value-type="float">
            <text:p>0,618835022120059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49]+[.D249]" office:value-type="float" office:value="0.618835022120059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table:formula="of:=[.E249]*[.F249]" office:value-type="float" office:value="0.618835022120059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0" calcext:value-type="float">
            <text:p>0</text:p>
          </table:table-cell>
          <table:table-cell table:formula="of:=SIN([.A250]+[.B250])" office:value-type="float" office:value="0.694164668252262" calcext:value-type="float">
            <text:p>0,694164668252262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50]+[.D250]" office:value-type="float" office:value="0.694164668252262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formula="of:=[.E250]*[.F250]" office:value-type="float" office:value="0.694164668252262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IN([.A251]+[.B251])" office:value-type="float" office:value="0.762558450479619" calcext:value-type="float">
            <text:p>0,762558450479619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51]+[.D251]" office:value-type="float" office:value="0.762558450479619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table:formula="of:=[.E251]*[.F251]" office:value-type="float" office:value="0.762558450479619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0" calcext:value-type="float">
            <text:p>0</text:p>
          </table:table-cell>
          <table:table-cell table:formula="of:=SIN([.A252]+[.B252])" office:value-type="float" office:value="0.823333000738096" calcext:value-type="float">
            <text:p>0,823333000738096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52]+[.D252]" office:value-type="float" office:value="0.823333000738096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formula="of:=[.E252]*[.F252]" office:value-type="float" office:value="0.823333000738096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26.2" calcext:value-type="float">
            <text:p>26,2</text:p>
          </table:table-cell>
          <table:table-cell office:value-type="float" office:value="0" calcext:value-type="float">
            <text:p>0</text:p>
          </table:table-cell>
          <table:table-cell table:formula="of:=SIN([.A253]+[.B253])" office:value-type="float" office:value="0.875881079810901" calcext:value-type="float">
            <text:p>0,87588107981090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53]+[.D253]" office:value-type="float" office:value="0.875881079810901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formula="of:=[.E253]*[.F253]" office:value-type="float" office:value="0.875881079810901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0" calcext:value-type="float">
            <text:p>0</text:p>
          </table:table-cell>
          <table:table-cell table:formula="of:=SIN([.A254]+[.B254])" office:value-type="float" office:value="0.91967764466203" calcext:value-type="float">
            <text:p>0,91967764466203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54]+[.D254]" office:value-type="float" office:value="0.91967764466203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formula="of:=[.E254]*[.F254]" office:value-type="float" office:value="0.91967764466203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0" calcext:value-type="float">
            <text:p>0</text:p>
          </table:table-cell>
          <table:table-cell table:formula="of:=SIN([.A255]+[.B255])" office:value-type="float" office:value="0.954285094492705" calcext:value-type="float">
            <text:p>0,95428509449270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55]+[.D255]" office:value-type="float" office:value="0.95428509449270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E255]*[.F255]" office:value-type="float" office:value="0.95428509449270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0" calcext:value-type="float">
            <text:p>0</text:p>
          </table:table-cell>
          <table:table-cell table:formula="of:=SIN([.A256]+[.B256])" office:value-type="float" office:value="0.979357643103922" calcext:value-type="float">
            <text:p>0,979357643103922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56]+[.D256]" office:value-type="float" office:value="0.979357643103922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[.E256]*[.F256]" office:value-type="float" office:value="0.979357643103922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0" calcext:value-type="float">
            <text:p>0</text:p>
          </table:table-cell>
          <table:table-cell table:formula="of:=SIN([.A257]+[.B257])" office:value-type="float" office:value="0.994644773877841" calcext:value-type="float">
            <text:p>0,99464477387784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57]+[.D257]" office:value-type="float" office:value="0.994644773877841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E257]*[.F257]" office:value-type="float" office:value="0.994644773877841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0" calcext:value-type="float">
            <text:p>0</text:p>
          </table:table-cell>
          <table:table-cell table:formula="of:=SIN([.A258]+[.B258])" office:value-type="float" office:value="0.999993742857021" calcext:value-type="float">
            <text:p>0,999993742857021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58]+[.D258]" office:value-type="float" office:value="0.99999374285702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[.E258]*[.F258]" office:value-type="float" office:value="0.99999374285702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0" calcext:value-type="float">
            <text:p>0</text:p>
          </table:table-cell>
          <table:table-cell table:formula="of:=SIN([.A259]+[.B259])" office:value-type="float" office:value="0.995351104911557" calcext:value-type="float">
            <text:p>0,99535110491155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59]+[.D259]" office:value-type="float" office:value="0.995351104911557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[.E259]*[.F259]" office:value-type="float" office:value="0.995351104911557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0" calcext:value-type="float">
            <text:p>0</text:p>
          </table:table-cell>
          <table:table-cell table:formula="of:=SIN([.A260]+[.B260])" office:value-type="float" office:value="0.980763247745147" calcext:value-type="float">
            <text:p>0,980763247745147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60]+[.D260]" office:value-type="float" office:value="0.980763247745147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[.E260]*[.F260]" office:value-type="float" office:value="0.980763247745147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IN([.A261]+[.B261])" office:value-type="float" office:value="0.956375928404495" calcext:value-type="float">
            <text:p>0,956375928404495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61]+[.D261]" office:value-type="float" office:value="0.956375928404495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formula="of:=[.E261]*[.F261]" office:value-type="float" office:value="0.956375928404495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0" calcext:value-type="float">
            <text:p>0</text:p>
          </table:table-cell>
          <table:table-cell table:formula="of:=SIN([.A262]+[.B262])" office:value-type="float" office:value="0.922432816923076" calcext:value-type="float">
            <text:p>0,922432816923076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62]+[.D262]" office:value-type="float" office:value="0.922432816923076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formula="of:=[.E262]*[.F262]" office:value-type="float" office:value="0.922432816923076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27.2" calcext:value-type="float">
            <text:p>27,2</text:p>
          </table:table-cell>
          <table:table-cell office:value-type="float" office:value="0" calcext:value-type="float">
            <text:p>0</text:p>
          </table:table-cell>
          <table:table-cell table:formula="of:=SIN([.A263]+[.B263])" office:value-type="float" office:value="0.879273061650711" calcext:value-type="float">
            <text:p>0,879273061650711</text:p>
          </table:table-cell>
          <table:table-cell table:style-name="Default" table:formula="of:=(RAND()-0.5)*[.$I$3]" office:value-type="float" office:value="0" calcext:value-type="float">
            <text:p>0</text:p>
          </table:table-cell>
          <table:table-cell table:style-name="ce2" table:formula="of:=[.C263]+[.D263]" office:value-type="float" office:value="0.879273061650711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formula="of:=[.E263]*[.F263]" office:value-type="float" office:value="0.879273061650711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  <table:table-cell table:formula="of:=SIN([.A264]+[.B264])" office:value-type="float" office:value="0.827327900595365" calcext:value-type="float">
            <text:p>0,827327900595365</text:p>
          </table:table-cell>
          <table:table-cell table:style-name="Default" table:formula="of:=(RAND()-0.5)*[.$I$3]" office:value-type="float" office:value="-0" calcext:value-type="float">
            <text:p>0</text:p>
          </table:table-cell>
          <table:table-cell table:style-name="ce2" table:formula="of:=[.C264]+[.D264]" office:value-type="float" office:value="0.827327900595365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formula="of:=[.E264]*[.F264]" office:value-type="float" office:value="0.827327900595365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,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E265]*[.F265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E266]*[.F266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,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E267]*[.F267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,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E268]*[.F268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,8</text:p>
          </table:table-cell>
          <table:table-cell table:number-columns-repeated="5"/>
          <table:table-cell table:formula="of:=[.E269]*[.F269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27.9" calcext:value-type="float">
            <text:p>27,9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.1" calcext:value-type="float">
            <text:p>28,1</text:p>
          </table:table-cell>
          <table:table-cell table:number-columns-repeated="8"/>
        </table:table-row>
        <table:table-row table:style-name="ro1">
          <table:table-cell office:value-type="float" office:value="28.2" calcext:value-type="float">
            <text:p>28,2</text:p>
          </table:table-cell>
          <table:table-cell table:number-columns-repeated="8"/>
        </table:table-row>
        <table:table-row table:style-name="ro1">
          <table:table-cell office:value-type="float" office:value="28.3" calcext:value-type="float">
            <text:p>28,3</text:p>
          </table:table-cell>
          <table:table-cell table:number-columns-repeated="8"/>
        </table:table-row>
        <table:table-row table:style-name="ro1">
          <table:table-cell office:value-type="float" office:value="28.4" calcext:value-type="float">
            <text:p>28,4</text:p>
          </table:table-cell>
          <table:table-cell table:number-columns-repeated="8"/>
        </table:table-row>
        <table:table-row table:style-name="ro1">
          <table:table-cell office:value-type="float" office:value="28.5" calcext:value-type="float">
            <text:p>28,5</text:p>
          </table:table-cell>
          <table:table-cell table:number-columns-repeated="8"/>
        </table:table-row>
        <table:table-row table:style-name="ro1">
          <table:table-cell office:value-type="float" office:value="28.6" calcext:value-type="float">
            <text:p>28,6</text:p>
          </table:table-cell>
          <table:table-cell table:number-columns-repeated="8"/>
        </table:table-row>
        <table:table-row table:style-name="ro1">
          <table:table-cell office:value-type="float" office:value="28.7" calcext:value-type="float">
            <text:p>28,7</text:p>
          </table:table-cell>
          <table:table-cell table:number-columns-repeated="8"/>
        </table:table-row>
        <table:table-row table:style-name="ro1">
          <table:table-cell office:value-type="float" office:value="28.8" calcext:value-type="float">
            <text:p>28,8</text:p>
          </table:table-cell>
          <table:table-cell table:number-columns-repeated="8"/>
        </table:table-row>
        <table:table-row table:style-name="ro1">
          <table:table-cell office:value-type="float" office:value="28.9" calcext:value-type="float">
            <text:p>28,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.1" calcext:value-type="float">
            <text:p>29,1</text:p>
          </table:table-cell>
          <table:table-cell table:number-columns-repeated="8"/>
        </table:table-row>
        <table:table-row table:style-name="ro1">
          <table:table-cell office:value-type="float" office:value="29.2" calcext:value-type="float">
            <text:p>29,2</text:p>
          </table:table-cell>
          <table:table-cell table:number-columns-repeated="8"/>
        </table:table-row>
        <table:table-row table:style-name="ro1">
          <table:table-cell office:value-type="float" office:value="29.3" calcext:value-type="float">
            <text:p>29,3</text:p>
          </table:table-cell>
          <table:table-cell table:number-columns-repeated="8"/>
        </table:table-row>
        <table:table-row table:style-name="ro1">
          <table:table-cell office:value-type="float" office:value="29.4" calcext:value-type="float">
            <text:p>29,4</text:p>
          </table:table-cell>
          <table:table-cell table:number-columns-repeated="8"/>
        </table:table-row>
        <table:table-row table:style-name="ro1" table:number-rows-repeated="104829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.00.0000</text:date>, <text:time style:data-style-name="N2" text:time-value="07:25:48.527207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0:20:15.277434806</meta:creation-date>
    <dc:date>2018-01-09T07:42:06.858252667</dc:date>
    <meta:editing-duration>PT11M18S</meta:editing-duration>
    <meta:editing-cycles>2</meta:editing-cycles>
    <meta:generator>LibreOffice/5.2.7.2$Linux_X86_64 LibreOffice_project/20m0$Build-2</meta:generator>
    <meta:document-statistic meta:table-count="1" meta:cell-count="18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34cm" xlink:href=".." xlink:type="simple" chart:class="chart:line" chart:style-name="ch1">
        <chart:legend chart:legend-position="end" svg:x="13.148cm" svg:y="3.318cm" style:legend-expansion="high" chart:style-name="ch2"/>
        <chart:plot-area chart:style-name="ch3" table:cell-range-address="Sheet1.E1:Sheet1.E264" svg:x="0.32cm" svg:y="0.144cm" svg:width="12.508cm" svg:height="6.946cm">
          <chartooo:coordinate-region svg:x="1.338cm" svg:y="0.343cm" svg:width="11.481cm" svg:height="6.5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264" chart:class="chart:line">
            <chart:data-point chart:repeated="2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0735492403948">
                <text:p>0.420735492403948</text:p>
                <draw:g>
                  <svg:desc>Sheet1.E1:Sheet1.E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1207360061435">
                <text:p>0.891207360061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2039085967226">
                <text:p>0.932039085967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3558185417193">
                <text:p>0.963558185417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544972998846">
                <text:p>0.98544972998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7494986604055">
                <text:p>0.997494986604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573603041505">
                <text:p>0.999573603041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1664810452468">
                <text:p>0.991664810452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3847630878195">
                <text:p>0.973847630878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6300087687414">
                <text:p>0.946300087687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9297426825681">
                <text:p>0.909297426825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3209366648873">
                <text:p>0.863209366648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849640381959">
                <text:p>0.808496403819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5705212176719">
                <text:p>0.745705212176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546318055115">
                <text:p>0.67546318055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472144103955">
                <text:p>0.598472144103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5501371821463">
                <text:p>0.51550137182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7379880233828">
                <text:p>0.427379880233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4988150155903">
                <text:p>0.334988150155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924932921398">
                <text:p>0.23924932921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1120008059865">
                <text:p>0.141120008059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15806624332883">
                <text:p>0.0415806624332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83741434275823">
                <text:p>-0.0583741434275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57745694143251">
                <text:p>-0.157745694143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55541102026834">
                <text:p>-0.255541102026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50783227689622">
                <text:p>-0.3507832276896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42520443294855">
                <text:p>-0.44252044329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29836140908496">
                <text:p>-0.529836140908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11857890942721">
                <text:p>-0.611857890942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87766159183976">
                <text:p>-0.687766159183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56802495307931">
                <text:p>-0.7568024953079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818277111064412">
                <text:p>-0.818277111064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71575772413589">
                <text:p>-0.871575772413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16165936749456">
                <text:p>-0.916165936749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51602073889517">
                <text:p>-0.951602073889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77530117665098">
                <text:p>-0.977530117665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93691003633465">
                <text:p>-0.993691003633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99923257564101">
                <text:p>-0.999923257564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9616460883584">
                <text:p>-0.99616460883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82452612624332">
                <text:p>-0.982452612624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58924274663137">
                <text:p>-0.958924274663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25814682327731">
                <text:p>-0.9258146823277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83454655720151">
                <text:p>-0.883454655720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32267442223899">
                <text:p>-0.8322674422238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72764487555984">
                <text:p>-0.772764487555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05540325570389">
                <text:p>-0.705540325570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31266637872317">
                <text:p>-0.63126663787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50685542597634">
                <text:p>-0.5506855425976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64602179413753">
                <text:p>-0.4646021794137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73876664830232">
                <text:p>-0.373876664830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79415498198921">
                <text:p>-0.279415498198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82162504272091">
                <text:p>-0.1821625042720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30894028174911">
                <text:p>-0.0830894028174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6813900484355">
                <text:p>0.016813900484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6549204850499">
                <text:p>0.116549204850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5119988087821">
                <text:p>0.2151199880878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1541363513384">
                <text:p>0.311541363513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4849920616603">
                <text:p>0.4048499206166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4113351138614">
                <text:p>0.494113351138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78439764388205">
                <text:p>0.5784397643882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6986598718794">
                <text:p>0.6569865987187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6904012588">
                <text:p>0.728969040125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93667863849157">
                <text:p>0.793667863849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0436620628568">
                <text:p>0.8504366206285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9870809581163">
                <text:p>0.8987080958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7999976774741">
                <text:p>0.937999976774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7919672031488">
                <text:p>0.9679196720314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8168233877001">
                <text:p>0.988168233877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8543345374605">
                <text:p>0.998543345374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8941341839772">
                <text:p>0.998941341839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9358246623381">
                <text:p>0.9893582466233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69889810845084">
                <text:p>0.969889810845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40730556679771">
                <text:p>0.9407305566797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0217183375629">
                <text:p>0.902171833756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54598908088277">
                <text:p>0.8545989080882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98487112623486">
                <text:p>0.7984871126234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4397097874107">
                <text:p>0.734397097874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2969230082177">
                <text:p>0.662969230082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4917192891756">
                <text:p>0.584917192891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1020856457877">
                <text:p>0.5010208564578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2118485241748">
                <text:p>0.4121184852417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19098362349344">
                <text:p>0.3190983623493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2889914100239">
                <text:p>0.2228899141002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4454423507055">
                <text:p>0.124454423507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47754254533489">
                <text:p>0.02477542545334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751511204618182">
                <text:p>-0.07515112046181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74326781222988">
                <text:p>-0.1743267812229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71760626410951">
                <text:p>-0.271760626410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66479129251937">
                <text:p>-0.3664791292519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457535893775329">
                <text:p>-0.4575358937753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44021110889377">
                <text:p>-0.5440211108893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25070648892889">
                <text:p>-0.625070648892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9987468759355">
                <text:p>-0.69987468759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67685809763588">
                <text:p>-0.7676858097635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827826469085659">
                <text:p>-0.8278264690856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879695759971674">
                <text:p>-0.8796957599716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22775421612811">
                <text:p>-0.922775421612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56635016270191">
                <text:p>-0.9566350162701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80936230066493">
                <text:p>-0.9809362300664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95436253306378">
                <text:p>-0.9954362533063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99990206550703">
                <text:p>-0.9999902065507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94552588203988">
                <text:p>-0.9945525882039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79177729151315">
                <text:p>-0.979177729151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54019249902086">
                <text:p>-0.9540192499020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19328525664671">
                <text:p>-0.9193285256646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875452174688423">
                <text:p>-0.8754521746884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22828594968703">
                <text:p>-0.8228285949687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761983583919025">
                <text:p>-0.7619835839190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693525084777115">
                <text:p>-0.6935250847771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18137112237025">
                <text:p>-0.6181371122370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536572918000426">
                <text:p>-0.5365729180004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4964746453459">
                <text:p>-0.449647464534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58229282236817">
                <text:p>-0.3582292822368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63231791365791">
                <text:p>-0.263231791365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65604175448299">
                <text:p>-0.1656041754482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663218973511883">
                <text:p>-0.06632189735118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36230472211491">
                <text:p>0.03362304722114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3232041419955">
                <text:p>0.1332320414199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1509825101549">
                <text:p>0.231509825101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7474439137705">
                <text:p>0.327474439137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20167036826652">
                <text:p>0.420167036826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661464372384">
                <text:p>0.5086614643723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92073514707233">
                <text:p>0.5920735147072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69569762196612">
                <text:p>0.6695697621966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0375889952457">
                <text:p>0.7403758899524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03784426551628">
                <text:p>0.8037844265516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59161814856502">
                <text:p>0.8591618148565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05954742308468">
                <text:p>0.9059547423084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3695669444109">
                <text:p>0.943695669444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72007501394979">
                <text:p>0.9720075013949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0607355694872">
                <text:p>0.9906073556948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9309388747918">
                <text:p>0.9993093887479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8026652716361">
                <text:p>0.9980266527163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86771964274611">
                <text:p>0.9867719642746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5657776549274">
                <text:p>0.9656577765492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34895055524678">
                <text:p>0.9348950555246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94791172140498">
                <text:p>0.8947911721404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5746831142927">
                <text:p>0.8457468311429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88252067375308">
                <text:p>0.788252067375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22881349511966">
                <text:p>0.722881349511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50287840157106">
                <text:p>0.6502878401571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1196869659977">
                <text:p>0.5711968696599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86398688853786">
                <text:p>0.4863986888537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96740573130599">
                <text:p>0.3967405731305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3118356745689">
                <text:p>0.303118356745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6467481937783">
                <text:p>0.2064674819377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7753652299428">
                <text:p>0.1077536522994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96318378592136">
                <text:p>0.00796318378592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919068502276958">
                <text:p>-0.09190685022769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90858581374203">
                <text:p>-0.1908585813742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287903316665079">
                <text:p>-0.2879033166650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82071417184022">
                <text:p>-0.3820714171840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472421986398482">
                <text:p>-0.4724219863984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58052271286791">
                <text:p>-0.5580522712867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638106682347961">
                <text:p>-0.6381066823479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711785342369133">
                <text:p>-0.7117853423691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778352078534307">
                <text:p>-0.778352078534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837141778019756">
                <text:p>-0.8371417780197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887567033581513">
                <text:p>-0.8875670335815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929124012734375">
                <text:p>-0.929124012734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961397491879562">
                <text:p>-0.9613974918795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984065005081646">
                <text:p>-0.9840650050816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996900066041598">
                <text:p>-0.9969000660415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999774431073011">
                <text:p>-0.999774431073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992659380470631">
                <text:p>-0.9926593804706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975626005468154">
                <text:p>-0.9756260054681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948844497918119">
                <text:p>-0.9488444979181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12582449791177">
                <text:p>-0.9125824497911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867202179485573">
                <text:p>-0.8672021794855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813157111661478">
                <text:p>-0.8131571116614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750987246771664">
                <text:p>-0.7509872467716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681313765555487">
                <text:p>-0.6813137655554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60483282240627">
                <text:p>-0.604832822406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522308589626716">
                <text:p>-0.5223085896267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434565622071881">
                <text:p>-0.4345656220718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342480618469596">
                <text:p>-0.342480618469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46973661736604">
                <text:p>-0.2469736617366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48999025814181">
                <text:p>-0.1489990258141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495356408783497">
                <text:p>-0.04953564087834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04226878068325">
                <text:p>0.0504226878068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4987720966297">
                <text:p>0.149877209662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47834207982977">
                <text:p>0.2478342079829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43314928819912">
                <text:p>0.343314928819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35365360372909">
                <text:p>0.4353653603729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23065765157715">
                <text:p>0.5230657651577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05539869719615">
                <text:p>0.6055398697196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81963620068149">
                <text:p>0.6819636200681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51573415352162">
                <text:p>0.7515734153521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13673737507116">
                <text:p>0.8136737375071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7644100641678">
                <text:p>0.8676441006416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12945250727635">
                <text:p>0.9129452507276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491245536479">
                <text:p>0.94912455364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582051776698">
                <text:p>0.975820517766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2766405835909">
                <text:p>0.9927664058359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979290014267">
                <text:p>0.999792900142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6829794278798">
                <text:p>0.996829794278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3906694618613">
                <text:p>0.9839066946186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61152724502111">
                <text:p>0.9611527245021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28795234077232">
                <text:p>0.9287952340772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87157528692341">
                <text:p>0.8871575286923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6655638536044">
                <text:p>0.8366556385360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77794161801082">
                <text:p>0.7777941618010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11161222905967">
                <text:p>0.7111612229059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37422596150222">
                <text:p>0.6374225961502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57315053517644">
                <text:p>0.5573150535176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71639003094177">
                <text:p>0.4716390030941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125049165492">
                <text:p>0.381250491654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87052651327708">
                <text:p>0.2870526513277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89986675795417">
                <text:p>0.1899866757954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10224161998267">
                <text:p>0.09102241619982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885130929042519">
                <text:p>-0.008851309290425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08636595424101">
                <text:p>-0.1086365954241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20733642060678">
                <text:p>-0.207336420606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303964608811067">
                <text:p>-0.3039646088110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97555683121456">
                <text:p>-0.3975556831214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487174512460528">
                <text:p>-0.4871745124605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571925655109581">
                <text:p>-0.5719256551095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650962305666263">
                <text:p>-0.6509623056662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72349475604426">
                <text:p>-0.723494756044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788798285975432">
                <text:p>-0.7887982859754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846220404175182">
                <text:p>-0.8462204041751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895187367819691">
                <text:p>-0.8951873678196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935209915194548">
                <text:p>-0.9352099151945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965888154236076">
                <text:p>-0.9658881542360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986915558120653">
                <text:p>-0.9869155581206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998082027979398">
                <text:p>-0.9980820279793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999275992136627">
                <text:p>-0.9992759921366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990485520897153">
                <text:p>-0.9904855208971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971798445743858">
                <text:p>-0.9717984457438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943401481754547">
                <text:p>-0.9434014817545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905578362006613">
                <text:p>-0.9055783620066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858707002609918">
                <text:p>-0.8587070026099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80325572669394">
                <text:p>-0.803255726693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739778585077877">
                <text:p>-0.7397785850778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668909820378006">
                <text:p>-0.6689098203780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91357529865104">
                <text:p>-0.591357529865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507896590390604">
                <text:p>-0.507896590390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419360916073209">
                <text:p>-0.4193609160732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326635126104699">
                <text:p>-0.3266351261046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230645705927371">
                <text:p>-0.2306457059273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32351750097748">
                <text:p>-0.1323517500977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327353793308205">
                <text:p>-0.03273537933082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72080725254997">
                <text:p>0.06720807252549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6480003537184">
                <text:p>0.1664800035371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64088521384493">
                <text:p>0.2640885213844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59058354022191">
                <text:p>0.3590583540221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50440594275412">
                <text:p>0.4504405942754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37322181006493">
                <text:p>0.5373221810064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18835022120059">
                <text:p>0.6188350221200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94164668252262">
                <text:p>0.6941646682522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62558450479619">
                <text:p>0.7625584504796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23333000738096">
                <text:p>0.8233330007380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75881079810901">
                <text:p>0.8758810798109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1967764466203">
                <text:p>0.919677644662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54285094492705">
                <text:p>0.9542850944927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79357643103922">
                <text:p>0.9793576431039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4644773877841">
                <text:p>0.9946447738778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9993742857021">
                <text:p>0.9999937428570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5351104911557">
                <text:p>0.9953511049115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80763247745147">
                <text:p>0.9807632477451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56375928404495">
                <text:p>0.9563759284044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22432816923076">
                <text:p>0.9224328169230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79273061650711">
                <text:p>0.8792730616507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27327900595365">
                <text:p>0.827327900595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19cm" svg:y="4.203cm" style:legend-expansion="high" chart:style-name="ch2"/>
        <chart:plot-area chart:style-name="ch3" table:cell-range-address="Sheet1.G1:Sheet1.G269" svg:x="0.319cm" svg:y="0.18cm" svg:width="12.481cm" svg:height="8.645cm">
          <chartooo:coordinate-region svg:x="1.337cm" svg:y="0.379cm" svg:width="11.408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:Sheet1.G269" chart:class="chart:line">
            <chart:data-point chart:repeated="2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0735492403948">
                <text:p>0.420735492403948</text:p>
                <draw:g>
                  <svg:desc>Sheet1.G1:Sheet1.G2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1207360061435">
                <text:p>0.891207360061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2039085967226">
                <text:p>0.932039085967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3558185417193">
                <text:p>0.963558185417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544972998846">
                <text:p>0.98544972998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7494986604055">
                <text:p>0.997494986604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573603041505">
                <text:p>0.999573603041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1664810452468">
                <text:p>0.991664810452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3847630878195">
                <text:p>0.973847630878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6300087687414">
                <text:p>0.946300087687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9297426825681">
                <text:p>0.909297426825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3209366648873">
                <text:p>0.863209366648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849640381959">
                <text:p>0.808496403819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5705212176719">
                <text:p>0.745705212176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546318055115">
                <text:p>0.67546318055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472144103955">
                <text:p>0.598472144103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5501371821463">
                <text:p>0.51550137182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7379880233828">
                <text:p>0.427379880233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4988150155903">
                <text:p>0.334988150155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924932921398">
                <text:p>0.23924932921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1120008059865">
                <text:p>0.141120008059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15806624332883">
                <text:p>0.0415806624332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83741434275823">
                <text:p>-0.0583741434275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57745694143251">
                <text:p>-0.157745694143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55541102026834">
                <text:p>-0.255541102026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50783227689622">
                <text:p>-0.3507832276896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42520443294855">
                <text:p>-0.44252044329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29836140908496">
                <text:p>-0.529836140908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11857890942721">
                <text:p>-0.611857890942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87766159183976">
                <text:p>-0.687766159183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56802495307931">
                <text:p>-0.7568024953079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818277111064412">
                <text:p>-0.818277111064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71575772413589">
                <text:p>-0.871575772413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16165936749456">
                <text:p>-0.916165936749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51602073889517">
                <text:p>-0.951602073889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77530117665098">
                <text:p>-0.977530117665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93691003633465">
                <text:p>-0.993691003633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99923257564101">
                <text:p>-0.999923257564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9616460883584">
                <text:p>-0.99616460883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82452612624332">
                <text:p>-0.982452612624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58924274663137">
                <text:p>-0.958924274663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25814682327731">
                <text:p>-0.9258146823277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83454655720151">
                <text:p>-0.883454655720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32267442223899">
                <text:p>-0.8322674422238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72764487555984">
                <text:p>-0.772764487555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05540325570389">
                <text:p>-0.705540325570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31266637872317">
                <text:p>-0.63126663787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50685542597634">
                <text:p>-0.5506855425976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64602179413753">
                <text:p>-0.4646021794137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73876664830232">
                <text:p>-0.373876664830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79415498198921">
                <text:p>-0.279415498198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82162504272091">
                <text:p>-0.1821625042720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30894028174911">
                <text:p>-0.0830894028174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6813900484355">
                <text:p>0.016813900484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6549204850499">
                <text:p>0.116549204850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5119988087821">
                <text:p>0.2151199880878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1541363513384">
                <text:p>0.311541363513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4849920616603">
                <text:p>0.4048499206166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4113351138614">
                <text:p>0.494113351138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78439764388205">
                <text:p>0.5784397643882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6986598718794">
                <text:p>0.6569865987187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6904012588">
                <text:p>0.728969040125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93667863849157">
                <text:p>0.793667863849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0436620628568">
                <text:p>0.8504366206285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9870809581163">
                <text:p>0.8987080958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7999976774741">
                <text:p>0.937999976774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7919672031488">
                <text:p>0.9679196720314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8168233877001">
                <text:p>0.988168233877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8543345374605">
                <text:p>0.998543345374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8941341839772">
                <text:p>0.998941341839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9358246623381">
                <text:p>0.9893582466233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69889810845084">
                <text:p>0.969889810845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40730556679771">
                <text:p>0.9407305566797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0217183375629">
                <text:p>0.902171833756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54598908088277">
                <text:p>0.8545989080882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98487112623486">
                <text:p>0.7984871126234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4397097874107">
                <text:p>0.734397097874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2969230082177">
                <text:p>0.662969230082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4917192891756">
                <text:p>0.584917192891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1020856457877">
                <text:p>0.5010208564578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2118485241748">
                <text:p>0.4121184852417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19098362349344">
                <text:p>0.3190983623493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2889914100239">
                <text:p>0.2228899141002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4454423507055">
                <text:p>0.124454423507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47754254533489">
                <text:p>0.02477542545334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751511204618182">
                <text:p>-0.07515112046181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74326781222988">
                <text:p>-0.1743267812229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71760626410951">
                <text:p>-0.271760626410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66479129251937">
                <text:p>-0.3664791292519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457535893775329">
                <text:p>-0.4575358937753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44021110889377">
                <text:p>-0.5440211108893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25070648892889">
                <text:p>-0.625070648892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9987468759355">
                <text:p>-0.69987468759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67685809763588">
                <text:p>-0.7676858097635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827826469085659">
                <text:p>-0.8278264690856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879695759971674">
                <text:p>-0.8796957599716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22775421612811">
                <text:p>-0.922775421612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56635016270191">
                <text:p>-0.9566350162701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80936230066493">
                <text:p>-0.9809362300664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95436253306378">
                <text:p>-0.9954362533063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99990206550703">
                <text:p>-0.9999902065507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94552588203988">
                <text:p>-0.9945525882039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79177729151315">
                <text:p>-0.979177729151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54019249902086">
                <text:p>-0.9540192499020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19328525664671">
                <text:p>-0.9193285256646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875452174688423">
                <text:p>-0.8754521746884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22828594968703">
                <text:p>-0.8228285949687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761983583919025">
                <text:p>-0.7619835839190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693525084777115">
                <text:p>-0.6935250847771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18137112237025">
                <text:p>-0.6181371122370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536572918000426">
                <text:p>-0.5365729180004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4964746453459">
                <text:p>-0.449647464534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58229282236817">
                <text:p>-0.3582292822368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63231791365791">
                <text:p>-0.263231791365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65604175448299">
                <text:p>-0.1656041754482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32643794702377">
                <text:p>-0.1326437947023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72460944422982">
                <text:p>0.06724609444229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66464082839909">
                <text:p>0.2664640828399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63019650203099">
                <text:p>0.4630196502030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5494887827541">
                <text:p>0.654948878275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0334073653304">
                <text:p>0.8403340736533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1732292874477">
                <text:p>1.017322928744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8414702941447">
                <text:p>1.184147029414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3913952439322">
                <text:p>1.339139524393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8075177990491">
                <text:p>1.480751779904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0756885310326">
                <text:p>1.607568853103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18323629713">
                <text:p>1.7183236297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1190948461694">
                <text:p>1.81190948461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88739133888822">
                <text:p>1.887391338888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4401500278996">
                <text:p>1.94401500278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8121471138974">
                <text:p>1.981214711389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9861877749584">
                <text:p>1.99861877749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9605330543272">
                <text:p>1.996053305432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7354392854922">
                <text:p>1.973543928549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3131555309855">
                <text:p>1.931315553098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6979011104936">
                <text:p>1.869790111049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89582344281">
                <text:p>1.7895823442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9149366228585">
                <text:p>1.691493662285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7650413475062">
                <text:p>1.576504134750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4576269902393">
                <text:p>1.445762699023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50287840157106">
                <text:p>0.6502878401571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1196869659977">
                <text:p>0.5711968696599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86398688853786">
                <text:p>0.4863986888537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96740573130599">
                <text:p>0.3967405731305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3118356745689">
                <text:p>0.303118356745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6467481937783">
                <text:p>0.2064674819377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7753652299428">
                <text:p>0.1077536522994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96318378592136">
                <text:p>0.00796318378592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919068502276958">
                <text:p>-0.09190685022769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90858581374203">
                <text:p>-0.1908585813742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287903316665079">
                <text:p>-0.2879033166650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82071417184022">
                <text:p>-0.3820714171840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472421986398482">
                <text:p>-0.4724219863984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58052271286791">
                <text:p>-0.5580522712867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638106682347961">
                <text:p>-0.6381066823479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711785342369133">
                <text:p>-0.7117853423691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778352078534307">
                <text:p>-0.778352078534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837141778019756">
                <text:p>-0.8371417780197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887567033581513">
                <text:p>-0.8875670335815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929124012734375">
                <text:p>-0.929124012734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961397491879562">
                <text:p>-0.9613974918795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984065005081646">
                <text:p>-0.9840650050816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996900066041598">
                <text:p>-0.9969000660415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999774431073011">
                <text:p>-0.999774431073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992659380470631">
                <text:p>-0.9926593804706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975626005468154">
                <text:p>-0.9756260054681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948844497918119">
                <text:p>-0.9488444979181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12582449791177">
                <text:p>-0.9125824497911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867202179485573">
                <text:p>-0.8672021794855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813157111661478">
                <text:p>-0.8131571116614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750987246771664">
                <text:p>-0.7509872467716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681313765555487">
                <text:p>-0.6813137655554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60483282240627">
                <text:p>-0.604832822406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522308589626716">
                <text:p>-0.5223085896267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434565622071881">
                <text:p>-0.4345656220718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342480618469596">
                <text:p>-0.342480618469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46973661736604">
                <text:p>-0.2469736617366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48999025814181">
                <text:p>-0.1489990258141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495356408783497">
                <text:p>-0.04953564087834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04226878068325">
                <text:p>0.0504226878068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4987720966297">
                <text:p>0.149877209662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47834207982977">
                <text:p>0.2478342079829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43314928819912">
                <text:p>0.343314928819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35365360372909">
                <text:p>0.4353653603729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23065765157715">
                <text:p>0.5230657651577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05539869719615">
                <text:p>0.6055398697196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81963620068149">
                <text:p>0.6819636200681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51573415352162">
                <text:p>0.7515734153521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13673737507116">
                <text:p>0.8136737375071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7644100641678">
                <text:p>0.8676441006416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12945250727635">
                <text:p>0.9129452507276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491245536479">
                <text:p>0.94912455364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582051776698">
                <text:p>0.975820517766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2766405835909">
                <text:p>0.9927664058359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979290014267">
                <text:p>0.999792900142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6829794278798">
                <text:p>0.996829794278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3906694618613">
                <text:p>0.9839066946186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61152724502111">
                <text:p>0.9611527245021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28795234077232">
                <text:p>0.9287952340772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87157528692341">
                <text:p>0.8871575286923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6655638536044">
                <text:p>0.8366556385360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77794161801082">
                <text:p>0.7777941618010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11161222905967">
                <text:p>0.7111612229059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37422596150222">
                <text:p>0.6374225961502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57315053517644">
                <text:p>0.5573150535176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71639003094177">
                <text:p>0.4716390030941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125049165492">
                <text:p>0.381250491654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87052651327708">
                <text:p>0.2870526513277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89986675795417">
                <text:p>0.1899866757954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10224161998267">
                <text:p>0.09102241619982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885130929042519">
                <text:p>-0.008851309290425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08636595424101">
                <text:p>-0.1086365954241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20733642060678">
                <text:p>-0.207336420606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303964608811067">
                <text:p>-0.3039646088110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97555683121456">
                <text:p>-0.3975556831214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487174512460528">
                <text:p>-0.4871745124605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571925655109581">
                <text:p>-0.5719256551095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650962305666263">
                <text:p>-0.6509623056662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72349475604426">
                <text:p>-0.723494756044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788798285975432">
                <text:p>-0.7887982859754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846220404175182">
                <text:p>-0.8462204041751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895187367819691">
                <text:p>-0.8951873678196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935209915194548">
                <text:p>-0.9352099151945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965888154236076">
                <text:p>-0.9658881542360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986915558120653">
                <text:p>-0.9869155581206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998082027979398">
                <text:p>-0.9980820279793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999275992136627">
                <text:p>-0.9992759921366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990485520897153">
                <text:p>-0.9904855208971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971798445743858">
                <text:p>-0.9717984457438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943401481754547">
                <text:p>-0.9434014817545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905578362006613">
                <text:p>-0.9055783620066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858707002609918">
                <text:p>-0.8587070026099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80325572669394">
                <text:p>-0.803255726693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739778585077877">
                <text:p>-0.7397785850778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668909820378006">
                <text:p>-0.6689098203780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91357529865104">
                <text:p>-0.591357529865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507896590390604">
                <text:p>-0.507896590390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419360916073209">
                <text:p>-0.4193609160732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326635126104699">
                <text:p>-0.3266351261046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230645705927371">
                <text:p>-0.2306457059273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32351750097748">
                <text:p>-0.1323517500977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327353793308205">
                <text:p>-0.03273537933082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72080725254997">
                <text:p>0.06720807252549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6480003537184">
                <text:p>0.1664800035371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64088521384493">
                <text:p>0.2640885213844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59058354022191">
                <text:p>0.3590583540221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50440594275412">
                <text:p>0.4504405942754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37322181006493">
                <text:p>0.5373221810064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18835022120059">
                <text:p>0.6188350221200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94164668252262">
                <text:p>0.6941646682522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62558450479619">
                <text:p>0.7625584504796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23333000738096">
                <text:p>0.8233330007380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75881079810901">
                <text:p>0.8758810798109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1967764466203">
                <text:p>0.919677644662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54285094492705">
                <text:p>0.9542850944927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79357643103922">
                <text:p>0.9793576431039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4644773877841">
                <text:p>0.9946447738778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9993742857021">
                <text:p>0.9999937428570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5351104911557">
                <text:p>0.9953511049115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80763247745147">
                <text:p>0.9807632477451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56375928404495">
                <text:p>0.9563759284044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22432816923076">
                <text:p>0.9224328169230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79273061650711">
                <text:p>0.8792730616507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27327900595365">
                <text:p>0.8273279005953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